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8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16841" table:style-name="ce27">
            <text:p>23,516,841</text:p>
          </table:table-cell>
          <table:table-cell office:value-type="float" office:value="11713364" table:style-name="ce27">
            <text:p>11,713,364</text:p>
          </table:table-cell>
          <table:table-cell office:value-type="float" office:value="11803477" table:style-name="ce27">
            <text:p>11,803,477</text:p>
          </table:table-cell>
          <table:table-cell office:value-type="float" office:value="1060121" table:style-name="ce27">
            <text:p>1,060,121</text:p>
          </table:table-cell>
          <table:table-cell office:value-type="float" office:value="549267" table:style-name="ce27">
            <text:p>549,267</text:p>
          </table:table-cell>
          <table:table-cell office:value-type="float" office:value="510854" table:style-name="ce27">
            <text:p>510,854</text:p>
          </table:table-cell>
          <table:table-cell office:value-type="float" office:value="4.51" table:style-name="ce28">
            <text:p>4.51</text:p>
          </table:table-cell>
          <table:table-cell office:value-type="float" office:value="1428290" table:style-name="ce27">
            <text:p>1,428,290</text:p>
          </table:table-cell>
          <table:table-cell office:value-type="float" office:value="740772" table:style-name="ce27">
            <text:p>740,772</text:p>
          </table:table-cell>
          <table:table-cell office:value-type="float" office:value="687518" table:style-name="ce27">
            <text:p>687,518</text:p>
          </table:table-cell>
          <table:table-cell office:value-type="float" office:value="6.07" table:style-name="ce28">
            <text:p>6.07</text:p>
          </table:table-cell>
          <table:table-cell office:value-type="float" office:value="2453418" table:style-name="ce27">
            <text:p>2,453,418</text:p>
          </table:table-cell>
          <table:table-cell office:value-type="float" office:value="1275926" table:style-name="ce27">
            <text:p>1,275,926</text:p>
          </table:table-cell>
          <table:table-cell office:value-type="float" office:value="1177492" table:style-name="ce27">
            <text:p>1,177,492</text:p>
          </table:table-cell>
          <table:table-cell office:value-type="float" office:value="10.43" table:style-name="ce28">
            <text:p>10.43</text:p>
          </table:table-cell>
          <table:table-cell office:value-type="float" office:value="2672949" table:style-name="ce27">
            <text:p>2,672,949</text:p>
          </table:table-cell>
          <table:table-cell office:value-type="float" office:value="1391421" table:style-name="ce27">
            <text:p>1,391,421</text:p>
          </table:table-cell>
          <table:table-cell office:value-type="float" office:value="1281528" table:style-name="ce27">
            <text:p>1,281,528</text:p>
          </table:table-cell>
          <table:table-cell office:value-type="float" office:value="11.37" table:style-name="ce28">
            <text:p>11.37</text:p>
          </table:table-cell>
          <table:table-cell office:value-type="float" office:value="1549053" table:style-name="ce27">
            <text:p>1,549,053</text:p>
          </table:table-cell>
          <table:table-cell office:value-type="float" office:value="809163" table:style-name="ce27">
            <text:p>809,163</text:p>
          </table:table-cell>
          <table:table-cell office:value-type="float" office:value="739890" table:style-name="ce27">
            <text:p>739,890</text:p>
          </table:table-cell>
          <table:table-cell office:value-type="float" office:value="6.59" table:style-name="ce28">
            <text:p>6.59</text:p>
          </table:table-cell>
          <table:table-cell office:value-type="float" office:value="18899384" table:style-name="ce27">
            <text:p>18,899,384</text:p>
          </table:table-cell>
          <table:table-cell office:value-type="float" office:value="9308513" table:style-name="ce27">
            <text:p>9,308,513</text:p>
          </table:table-cell>
          <table:table-cell office:value-type="float" office:value="9590871" table:style-name="ce27">
            <text:p>9,590,871</text:p>
          </table:table-cell>
          <table:table-cell office:value-type="float" office:value="80.37" table:style-name="ce28">
            <text:p>80.37</text:p>
          </table:table-cell>
          <table:table-cell office:value-type="float" office:value="3039407" table:style-name="ce27">
            <text:p>3,039,407</text:p>
          </table:table-cell>
          <table:table-cell office:value-type="float" office:value="1403325" table:style-name="ce27">
            <text:p>1,403,325</text:p>
          </table:table-cell>
          <table:table-cell office:value-type="float" office:value="1636082" table:style-name="ce27">
            <text:p>1,636,082</text:p>
          </table:table-cell>
          <table:table-cell office:value-type="float" office:value="12.92" table:style-name="ce26">
            <text:p>12.9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4278" table:style-name="ce23">
            <text:p>3,974,278</text:p>
          </table:table-cell>
          <table:table-cell office:value-type="float" office:value="1950970" table:style-name="ce23">
            <text:p>1,950,970</text:p>
          </table:table-cell>
          <table:table-cell office:value-type="float" office:value="2023308" table:style-name="ce23">
            <text:p>2,023,308</text:p>
          </table:table-cell>
          <table:table-cell office:value-type="float" office:value="170305" table:style-name="ce23">
            <text:p>170,305</text:p>
          </table:table-cell>
          <table:table-cell office:value-type="float" office:value="88106" table:style-name="ce23">
            <text:p>88,106</text:p>
          </table:table-cell>
          <table:table-cell office:value-type="float" office:value="82199" table:style-name="ce23">
            <text:p>82,199</text:p>
          </table:table-cell>
          <table:table-cell office:value-type="float" office:value="4.29" table:style-name="ce24">
            <text:p>4.29</text:p>
          </table:table-cell>
          <table:table-cell office:value-type="float" office:value="231367" table:style-name="ce23">
            <text:p>231,367</text:p>
          </table:table-cell>
          <table:table-cell office:value-type="float" office:value="119952" table:style-name="ce23">
            <text:p>119,952</text:p>
          </table:table-cell>
          <table:table-cell office:value-type="float" office:value="111415" table:style-name="ce23">
            <text:p>111,415</text:p>
          </table:table-cell>
          <table:table-cell office:value-type="float" office:value="5.82" table:style-name="ce24">
            <text:p>5.82</text:p>
          </table:table-cell>
          <table:table-cell office:value-type="float" office:value="398924" table:style-name="ce23">
            <text:p>398,924</text:p>
          </table:table-cell>
          <table:table-cell office:value-type="float" office:value="207282" table:style-name="ce23">
            <text:p>207,282</text:p>
          </table:table-cell>
          <table:table-cell office:value-type="float" office:value="191642" table:style-name="ce23">
            <text:p>191,642</text:p>
          </table:table-cell>
          <table:table-cell office:value-type="float" office:value="10.039999999999999" table:style-name="ce24">
            <text:p>10.04</text:p>
          </table:table-cell>
          <table:table-cell office:value-type="float" office:value="433383" table:style-name="ce23">
            <text:p>433,383</text:p>
          </table:table-cell>
          <table:table-cell office:value-type="float" office:value="225500" table:style-name="ce23">
            <text:p>225,500</text:p>
          </table:table-cell>
          <table:table-cell office:value-type="float" office:value="207883" table:style-name="ce23">
            <text:p>207,883</text:p>
          </table:table-cell>
          <table:table-cell office:value-type="float" office:value="10.9" table:style-name="ce24">
            <text:p>10.90</text:p>
          </table:table-cell>
          <table:table-cell office:value-type="float" office:value="249392" table:style-name="ce23">
            <text:p>249,392</text:p>
          </table:table-cell>
          <table:table-cell office:value-type="float" office:value="130043" table:style-name="ce23">
            <text:p>130,043</text:p>
          </table:table-cell>
          <table:table-cell office:value-type="float" office:value="119349" table:style-name="ce23">
            <text:p>119,349</text:p>
          </table:table-cell>
          <table:table-cell office:value-type="float" office:value="6.28" table:style-name="ce24">
            <text:p>6.28</text:p>
          </table:table-cell>
          <table:table-cell office:value-type="float" office:value="3225013" table:style-name="ce23">
            <text:p>3,225,013</text:p>
          </table:table-cell>
          <table:table-cell office:value-type="float" office:value="1561192" table:style-name="ce23">
            <text:p>1,561,192</text:p>
          </table:table-cell>
          <table:table-cell office:value-type="float" office:value="1663821" table:style-name="ce23">
            <text:p>1,663,821</text:p>
          </table:table-cell>
          <table:table-cell office:value-type="float" office:value="81.150000000000006" table:style-name="ce24">
            <text:p>81.15</text:p>
          </table:table-cell>
          <table:table-cell office:value-type="float" office:value="451466" table:style-name="ce23">
            <text:p>451,466</text:p>
          </table:table-cell>
          <table:table-cell office:value-type="float" office:value="208408" table:style-name="ce23">
            <text:p>208,408</text:p>
          </table:table-cell>
          <table:table-cell office:value-type="float" office:value="243058" table:style-name="ce23">
            <text:p>243,058</text:p>
          </table:table-cell>
          <table:table-cell office:value-type="float" office:value="11.36" table:style-name="ce22">
            <text:p>11.36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8591" table:style-name="ce23">
            <text:p>2,698,591</text:p>
          </table:table-cell>
          <table:table-cell office:value-type="float" office:value="1291456" table:style-name="ce23">
            <text:p>1,291,456</text:p>
          </table:table-cell>
          <table:table-cell office:value-type="float" office:value="1407135" table:style-name="ce23">
            <text:p>1,407,135</text:p>
          </table:table-cell>
          <table:table-cell office:value-type="float" office:value="149651" table:style-name="ce23">
            <text:p>149,651</text:p>
          </table:table-cell>
          <table:table-cell office:value-type="float" office:value="77091" table:style-name="ce23">
            <text:p>77,091</text:p>
          </table:table-cell>
          <table:table-cell office:value-type="float" office:value="72560" table:style-name="ce23">
            <text:p>72,560</text:p>
          </table:table-cell>
          <table:table-cell office:value-type="float" office:value="5.55" table:style-name="ce24">
            <text:p>5.55</text:p>
          </table:table-cell>
          <table:table-cell office:value-type="float" office:value="194334" table:style-name="ce23">
            <text:p>194,334</text:p>
          </table:table-cell>
          <table:table-cell office:value-type="float" office:value="100175" table:style-name="ce23">
            <text:p>100,175</text:p>
          </table:table-cell>
          <table:table-cell office:value-type="float" office:value="94159" table:style-name="ce23">
            <text:p>94,159</text:p>
          </table:table-cell>
          <table:table-cell office:value-type="float" office:value="7.2" table:style-name="ce24">
            <text:p>7.20</text:p>
          </table:table-cell>
          <table:table-cell office:value-type="float" office:value="303551" table:style-name="ce23">
            <text:p>303,551</text:p>
          </table:table-cell>
          <table:table-cell office:value-type="float" office:value="157320" table:style-name="ce23">
            <text:p>157,320</text:p>
          </table:table-cell>
          <table:table-cell office:value-type="float" office:value="146231" table:style-name="ce23">
            <text:p>146,231</text:p>
          </table:table-cell>
          <table:table-cell office:value-type="float" office:value="11.25" table:style-name="ce24">
            <text:p>11.25</text:p>
          </table:table-cell>
          <table:table-cell office:value-type="float" office:value="326702" table:style-name="ce23">
            <text:p>326,702</text:p>
          </table:table-cell>
          <table:table-cell office:value-type="float" office:value="169484" table:style-name="ce23">
            <text:p>169,484</text:p>
          </table:table-cell>
          <table:table-cell office:value-type="float" office:value="157218" table:style-name="ce23">
            <text:p>157,218</text:p>
          </table:table-cell>
          <table:table-cell office:value-type="float" office:value="12.11" table:style-name="ce24">
            <text:p>12.11</text:p>
          </table:table-cell>
          <table:table-cell office:value-type="float" office:value="155598" table:style-name="ce23">
            <text:p>155,598</text:p>
          </table:table-cell>
          <table:table-cell office:value-type="float" office:value="81154" table:style-name="ce23">
            <text:p>81,154</text:p>
          </table:table-cell>
          <table:table-cell office:value-type="float" office:value="74444" table:style-name="ce23">
            <text:p>74,444</text:p>
          </table:table-cell>
          <table:table-cell office:value-type="float" office:value="5.77" table:style-name="ce24">
            <text:p>5.77</text:p>
          </table:table-cell>
          <table:table-cell office:value-type="float" office:value="2180952" table:style-name="ce23">
            <text:p>2,180,952</text:p>
          </table:table-cell>
          <table:table-cell office:value-type="float" office:value="1022804" table:style-name="ce23">
            <text:p>1,022,804</text:p>
          </table:table-cell>
          <table:table-cell office:value-type="float" office:value="1158148" table:style-name="ce23">
            <text:p>1,158,148</text:p>
          </table:table-cell>
          <table:table-cell office:value-type="float" office:value="80.819999999999993" table:style-name="ce24">
            <text:p>80.82</text:p>
          </table:table-cell>
          <table:table-cell office:value-type="float" office:value="411732" table:style-name="ce23">
            <text:p>411,732</text:p>
          </table:table-cell>
          <table:table-cell office:value-type="float" office:value="185928" table:style-name="ce23">
            <text:p>185,928</text:p>
          </table:table-cell>
          <table:table-cell office:value-type="float" office:value="225804" table:style-name="ce23">
            <text:p>225,804</text:p>
          </table:table-cell>
          <table:table-cell office:value-type="float" office:value="15.26" table:style-name="ce22">
            <text:p>15.2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32854" table:style-name="ce23">
            <text:p>2,132,854</text:p>
          </table:table-cell>
          <table:table-cell office:value-type="float" office:value="1065043" table:style-name="ce23">
            <text:p>1,065,043</text:p>
          </table:table-cell>
          <table:table-cell office:value-type="float" office:value="1067811" table:style-name="ce23">
            <text:p>1,067,811</text:p>
          </table:table-cell>
          <table:table-cell office:value-type="float" office:value="108995" table:style-name="ce23">
            <text:p>108,995</text:p>
          </table:table-cell>
          <table:table-cell office:value-type="float" office:value="56592" table:style-name="ce23">
            <text:p>56,592</text:p>
          </table:table-cell>
          <table:table-cell office:value-type="float" office:value="52403" table:style-name="ce23">
            <text:p>52,403</text:p>
          </table:table-cell>
          <table:table-cell office:value-type="float" office:value="5.1100000000000003" table:style-name="ce24">
            <text:p>5.11</text:p>
          </table:table-cell>
          <table:table-cell office:value-type="float" office:value="147315" table:style-name="ce23">
            <text:p>147,315</text:p>
          </table:table-cell>
          <table:table-cell office:value-type="float" office:value="76468" table:style-name="ce23">
            <text:p>76,468</text:p>
          </table:table-cell>
          <table:table-cell office:value-type="float" office:value="70847" table:style-name="ce23">
            <text:p>70,847</text:p>
          </table:table-cell>
          <table:table-cell office:value-type="float" office:value="6.91" table:style-name="ce24">
            <text:p>6.91</text:p>
          </table:table-cell>
          <table:table-cell office:value-type="float" office:value="255531" table:style-name="ce23">
            <text:p>255,531</text:p>
          </table:table-cell>
          <table:table-cell office:value-type="float" office:value="133142" table:style-name="ce23">
            <text:p>133,142</text:p>
          </table:table-cell>
          <table:table-cell office:value-type="float" office:value="122389" table:style-name="ce23">
            <text:p>122,389</text:p>
          </table:table-cell>
          <table:table-cell office:value-type="float" office:value="11.98" table:style-name="ce24">
            <text:p>11.98</text:p>
          </table:table-cell>
          <table:table-cell office:value-type="float" office:value="278320" table:style-name="ce23">
            <text:p>278,320</text:p>
          </table:table-cell>
          <table:table-cell office:value-type="float" office:value="145202" table:style-name="ce23">
            <text:p>145,202</text:p>
          </table:table-cell>
          <table:table-cell office:value-type="float" office:value="133118" table:style-name="ce23">
            <text:p>133,118</text:p>
          </table:table-cell>
          <table:table-cell office:value-type="float" office:value="13.05" table:style-name="ce24">
            <text:p>13.05</text:p>
          </table:table-cell>
          <table:table-cell office:value-type="float" office:value="159253" table:style-name="ce23">
            <text:p>159,253</text:p>
          </table:table-cell>
          <table:table-cell office:value-type="float" office:value="83304" table:style-name="ce23">
            <text:p>83,304</text:p>
          </table:table-cell>
          <table:table-cell office:value-type="float" office:value="75949" table:style-name="ce23">
            <text:p>75,949</text:p>
          </table:table-cell>
          <table:table-cell office:value-type="float" office:value="7.47" table:style-name="ce24">
            <text:p>7.47</text:p>
          </table:table-cell>
          <table:table-cell office:value-type="float" office:value="1657468" table:style-name="ce23">
            <text:p>1,657,468</text:p>
          </table:table-cell>
          <table:table-cell office:value-type="float" office:value="817088" table:style-name="ce23">
            <text:p>817,088</text:p>
          </table:table-cell>
          <table:table-cell office:value-type="float" office:value="840380" table:style-name="ce23">
            <text:p>840,380</text:p>
          </table:table-cell>
          <table:table-cell office:value-type="float" office:value="77.709999999999994" table:style-name="ce24">
            <text:p>77.71</text:p>
          </table:table-cell>
          <table:table-cell office:value-type="float" office:value="213133" table:style-name="ce23">
            <text:p>213,133</text:p>
          </table:table-cell>
          <table:table-cell office:value-type="float" office:value="100692" table:style-name="ce23">
            <text:p>100,692</text:p>
          </table:table-cell>
          <table:table-cell office:value-type="float" office:value="112441" table:style-name="ce23">
            <text:p>112,441</text:p>
          </table:table-cell>
          <table:table-cell office:value-type="float" office:value="9.99" table:style-name="ce22">
            <text:p>9.9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8136" table:style-name="ce23">
            <text:p>2,758,136</text:p>
          </table:table-cell>
          <table:table-cell office:value-type="float" office:value="1362405" table:style-name="ce23">
            <text:p>1,362,405</text:p>
          </table:table-cell>
          <table:table-cell office:value-type="float" office:value="1395731" table:style-name="ce23">
            <text:p>1,395,731</text:p>
          </table:table-cell>
          <table:table-cell office:value-type="float" office:value="138784" table:style-name="ce23">
            <text:p>138,784</text:p>
          </table:table-cell>
          <table:table-cell office:value-type="float" office:value="71879" table:style-name="ce23">
            <text:p>71,879</text:p>
          </table:table-cell>
          <table:table-cell office:value-type="float" office:value="66905" table:style-name="ce23">
            <text:p>66,905</text:p>
          </table:table-cell>
          <table:table-cell office:value-type="float" office:value="5.03" table:style-name="ce24">
            <text:p>5.03</text:p>
          </table:table-cell>
          <table:table-cell office:value-type="float" office:value="187410" table:style-name="ce23">
            <text:p>187,410</text:p>
          </table:table-cell>
          <table:table-cell office:value-type="float" office:value="97276" table:style-name="ce23">
            <text:p>97,276</text:p>
          </table:table-cell>
          <table:table-cell office:value-type="float" office:value="90134" table:style-name="ce23">
            <text:p>90,134</text:p>
          </table:table-cell>
          <table:table-cell office:value-type="float" office:value="6.79" table:style-name="ce24">
            <text:p>6.79</text:p>
          </table:table-cell>
          <table:table-cell office:value-type="float" office:value="319633" table:style-name="ce23">
            <text:p>319,633</text:p>
          </table:table-cell>
          <table:table-cell office:value-type="float" office:value="165971" table:style-name="ce23">
            <text:p>165,971</text:p>
          </table:table-cell>
          <table:table-cell office:value-type="float" office:value="153662" table:style-name="ce23">
            <text:p>153,662</text:p>
          </table:table-cell>
          <table:table-cell office:value-type="float" office:value="11.59" table:style-name="ce24">
            <text:p>11.59</text:p>
          </table:table-cell>
          <table:table-cell office:value-type="float" office:value="347699" table:style-name="ce23">
            <text:p>347,699</text:p>
          </table:table-cell>
          <table:table-cell office:value-type="float" office:value="180523" table:style-name="ce23">
            <text:p>180,523</text:p>
          </table:table-cell>
          <table:table-cell office:value-type="float" office:value="167176" table:style-name="ce23">
            <text:p>167,176</text:p>
          </table:table-cell>
          <table:table-cell office:value-type="float" office:value="12.61" table:style-name="ce24">
            <text:p>12.61</text:p>
          </table:table-cell>
          <table:table-cell office:value-type="float" office:value="198861" table:style-name="ce23">
            <text:p>198,861</text:p>
          </table:table-cell>
          <table:table-cell office:value-type="float" office:value="103247" table:style-name="ce23">
            <text:p>103,247</text:p>
          </table:table-cell>
          <table:table-cell office:value-type="float" office:value="95614" table:style-name="ce23">
            <text:p>95,614</text:p>
          </table:table-cell>
          <table:table-cell office:value-type="float" office:value="7.21" table:style-name="ce24">
            <text:p>7.21</text:p>
          </table:table-cell>
          <table:table-cell office:value-type="float" office:value="2161018" table:style-name="ce23">
            <text:p>2,161,018</text:p>
          </table:table-cell>
          <table:table-cell office:value-type="float" office:value="1052227" table:style-name="ce23">
            <text:p>1,052,227</text:p>
          </table:table-cell>
          <table:table-cell office:value-type="float" office:value="1108791" table:style-name="ce23">
            <text:p>1,108,791</text:p>
          </table:table-cell>
          <table:table-cell office:value-type="float" office:value="78.349999999999994" table:style-name="ce24">
            <text:p>78.35</text:p>
          </table:table-cell>
          <table:table-cell office:value-type="float" office:value="294017" table:style-name="ce23">
            <text:p>294,017</text:p>
          </table:table-cell>
          <table:table-cell office:value-type="float" office:value="136249" table:style-name="ce23">
            <text:p>136,249</text:p>
          </table:table-cell>
          <table:table-cell office:value-type="float" office:value="157768" table:style-name="ce23">
            <text:p>157,768</text:p>
          </table:table-cell>
          <table:table-cell office:value-type="float" office:value="10.66" table:style-name="ce22">
            <text:p>10.6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601" table:style-name="ce23">
            <text:p>1,885,601</text:p>
          </table:table-cell>
          <table:table-cell office:value-type="float" office:value="943295" table:style-name="ce23">
            <text:p>943,295</text:p>
          </table:table-cell>
          <table:table-cell office:value-type="float" office:value="942306" table:style-name="ce23">
            <text:p>942,306</text:p>
          </table:table-cell>
          <table:table-cell office:value-type="float" office:value="79521" table:style-name="ce23">
            <text:p>79,521</text:p>
          </table:table-cell>
          <table:table-cell office:value-type="float" office:value="41245" table:style-name="ce23">
            <text:p>41,245</text:p>
          </table:table-cell>
          <table:table-cell office:value-type="float" office:value="38276" table:style-name="ce23">
            <text:p>38,276</text:p>
          </table:table-cell>
          <table:table-cell office:value-type="float" office:value="4.22" table:style-name="ce24">
            <text:p>4.22</text:p>
          </table:table-cell>
          <table:table-cell office:value-type="float" office:value="106918" table:style-name="ce23">
            <text:p>106,918</text:p>
          </table:table-cell>
          <table:table-cell office:value-type="float" office:value="55559" table:style-name="ce23">
            <text:p>55,559</text:p>
          </table:table-cell>
          <table:table-cell office:value-type="float" office:value="51359" table:style-name="ce23">
            <text:p>51,359</text:p>
          </table:table-cell>
          <table:table-cell office:value-type="float" office:value="5.67" table:style-name="ce24">
            <text:p>5.67</text:p>
          </table:table-cell>
          <table:table-cell office:value-type="float" office:value="184887" table:style-name="ce23">
            <text:p>184,887</text:p>
          </table:table-cell>
          <table:table-cell office:value-type="float" office:value="96193" table:style-name="ce23">
            <text:p>96,193</text:p>
          </table:table-cell>
          <table:table-cell office:value-type="float" office:value="88694" table:style-name="ce23">
            <text:p>88,694</text:p>
          </table:table-cell>
          <table:table-cell office:value-type="float" office:value="9.81" table:style-name="ce24">
            <text:p>9.81</text:p>
          </table:table-cell>
          <table:table-cell office:value-type="float" office:value="201555" table:style-name="ce23">
            <text:p>201,555</text:p>
          </table:table-cell>
          <table:table-cell office:value-type="float" office:value="104840" table:style-name="ce23">
            <text:p>104,840</text:p>
          </table:table-cell>
          <table:table-cell office:value-type="float" office:value="96715" table:style-name="ce23">
            <text:p>96,715</text:p>
          </table:table-cell>
          <table:table-cell office:value-type="float" office:value="10.69" table:style-name="ce24">
            <text:p>10.69</text:p>
          </table:table-cell>
          <table:table-cell office:value-type="float" office:value="117789" table:style-name="ce23">
            <text:p>117,789</text:p>
          </table:table-cell>
          <table:table-cell office:value-type="float" office:value="61426" table:style-name="ce23">
            <text:p>61,426</text:p>
          </table:table-cell>
          <table:table-cell office:value-type="float" office:value="56363" table:style-name="ce23">
            <text:p>56,363</text:p>
          </table:table-cell>
          <table:table-cell office:value-type="float" office:value="6.25" table:style-name="ce24">
            <text:p>6.25</text:p>
          </table:table-cell>
          <table:table-cell office:value-type="float" office:value="1535580" table:style-name="ce23">
            <text:p>1,535,580</text:p>
          </table:table-cell>
          <table:table-cell office:value-type="float" office:value="760854" table:style-name="ce23">
            <text:p>760,854</text:p>
          </table:table-cell>
          <table:table-cell office:value-type="float" office:value="774726" table:style-name="ce23">
            <text:p>774,726</text:p>
          </table:table-cell>
          <table:table-cell office:value-type="float" office:value="81.44" table:style-name="ce24">
            <text:p>81.44</text:p>
          </table:table-cell>
          <table:table-cell office:value-type="float" office:value="254676" table:style-name="ce23">
            <text:p>254,676</text:p>
          </table:table-cell>
          <table:table-cell office:value-type="float" office:value="116705" table:style-name="ce23">
            <text:p>116,705</text:p>
          </table:table-cell>
          <table:table-cell office:value-type="float" office:value="137971" table:style-name="ce23">
            <text:p>137,971</text:p>
          </table:table-cell>
          <table:table-cell office:value-type="float" office:value="13.51" table:style-name="ce22">
            <text:p>13.5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318" table:style-name="ce23">
            <text:p>2,778,318</text:p>
          </table:table-cell>
          <table:table-cell office:value-type="float" office:value="1379378" table:style-name="ce23">
            <text:p>1,379,378</text:p>
          </table:table-cell>
          <table:table-cell office:value-type="float" office:value="1398940" table:style-name="ce23">
            <text:p>1,398,940</text:p>
          </table:table-cell>
          <table:table-cell office:value-type="float" office:value="113380" table:style-name="ce23">
            <text:p>113,380</text:p>
          </table:table-cell>
          <table:table-cell office:value-type="float" office:value="58738" table:style-name="ce23">
            <text:p>58,738</text:p>
          </table:table-cell>
          <table:table-cell office:value-type="float" office:value="54642" table:style-name="ce23">
            <text:p>54,642</text:p>
          </table:table-cell>
          <table:table-cell office:value-type="float" office:value="4.08" table:style-name="ce24">
            <text:p>4.08</text:p>
          </table:table-cell>
          <table:table-cell office:value-type="float" office:value="153032" table:style-name="ce23">
            <text:p>153,032</text:p>
          </table:table-cell>
          <table:table-cell office:value-type="float" office:value="79249" table:style-name="ce23">
            <text:p>79,249</text:p>
          </table:table-cell>
          <table:table-cell office:value-type="float" office:value="73783" table:style-name="ce23">
            <text:p>73,783</text:p>
          </table:table-cell>
          <table:table-cell office:value-type="float" office:value="5.51" table:style-name="ce24">
            <text:p>5.51</text:p>
          </table:table-cell>
          <table:table-cell office:value-type="float" office:value="267005" table:style-name="ce23">
            <text:p>267,005</text:p>
          </table:table-cell>
          <table:table-cell office:value-type="float" office:value="138543" table:style-name="ce23">
            <text:p>138,543</text:p>
          </table:table-cell>
          <table:table-cell office:value-type="float" office:value="128462" table:style-name="ce23">
            <text:p>128,462</text:p>
          </table:table-cell>
          <table:table-cell office:value-type="float" office:value="9.61" table:style-name="ce24">
            <text:p>9.61</text:p>
          </table:table-cell>
          <table:table-cell office:value-type="float" office:value="291273" table:style-name="ce23">
            <text:p>291,273</text:p>
          </table:table-cell>
          <table:table-cell office:value-type="float" office:value="151210" table:style-name="ce23">
            <text:p>151,210</text:p>
          </table:table-cell>
          <table:table-cell office:value-type="float" office:value="140063" table:style-name="ce23">
            <text:p>140,063</text:p>
          </table:table-cell>
          <table:table-cell office:value-type="float" office:value="10.48" table:style-name="ce24">
            <text:p>10.48</text:p>
          </table:table-cell>
          <table:table-cell office:value-type="float" office:value="175996" table:style-name="ce23">
            <text:p>175,996</text:p>
          </table:table-cell>
          <table:table-cell office:value-type="float" office:value="91449" table:style-name="ce23">
            <text:p>91,449</text:p>
          </table:table-cell>
          <table:table-cell office:value-type="float" office:value="84547" table:style-name="ce23">
            <text:p>84,547</text:p>
          </table:table-cell>
          <table:table-cell office:value-type="float" office:value="6.33" table:style-name="ce24">
            <text:p>6.33</text:p>
          </table:table-cell>
          <table:table-cell office:value-type="float" office:value="2264637" table:style-name="ce23">
            <text:p>2,264,637</text:p>
          </table:table-cell>
          <table:table-cell office:value-type="float" office:value="1112877" table:style-name="ce23">
            <text:p>1,112,877</text:p>
          </table:table-cell>
          <table:table-cell office:value-type="float" office:value="1151760" table:style-name="ce23">
            <text:p>1,151,760</text:p>
          </table:table-cell>
          <table:table-cell office:value-type="float" office:value="81.510000000000005" table:style-name="ce24">
            <text:p>81.51</text:p>
          </table:table-cell>
          <table:table-cell office:value-type="float" office:value="364429" table:style-name="ce23">
            <text:p>364,429</text:p>
          </table:table-cell>
          <table:table-cell office:value-type="float" office:value="169129" table:style-name="ce23">
            <text:p>169,129</text:p>
          </table:table-cell>
          <table:table-cell office:value-type="float" office:value="195300" table:style-name="ce23">
            <text:p>195,300</text:p>
          </table:table-cell>
          <table:table-cell office:value-type="float" office:value="13.12" table:style-name="ce22">
            <text:p>13.12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2857" table:style-name="ce23">
            <text:p>7,142,857</text:p>
          </table:table-cell>
          <table:table-cell office:value-type="float" office:value="3646767" table:style-name="ce23">
            <text:p>3,646,767</text:p>
          </table:table-cell>
          <table:table-cell office:value-type="float" office:value="3496090" table:style-name="ce23">
            <text:p>3,496,090</text:p>
          </table:table-cell>
          <table:table-cell office:value-type="float" office:value="292827" table:style-name="ce23">
            <text:p>292,827</text:p>
          </table:table-cell>
          <table:table-cell office:value-type="float" office:value="152148" table:style-name="ce23">
            <text:p>152,148</text:p>
          </table:table-cell>
          <table:table-cell office:value-type="float" office:value="140679" table:style-name="ce23">
            <text:p>140,679</text:p>
          </table:table-cell>
          <table:table-cell office:value-type="float" office:value="4.0999999999999996" table:style-name="ce24">
            <text:p>4.10</text:p>
          </table:table-cell>
          <table:table-cell office:value-type="float" office:value="399598" table:style-name="ce23">
            <text:p>399,598</text:p>
          </table:table-cell>
          <table:table-cell office:value-type="float" office:value="207765" table:style-name="ce23">
            <text:p>207,765</text:p>
          </table:table-cell>
          <table:table-cell office:value-type="float" office:value="191833" table:style-name="ce23">
            <text:p>191,833</text:p>
          </table:table-cell>
          <table:table-cell office:value-type="float" office:value="5.59" table:style-name="ce24">
            <text:p>5.59</text:p>
          </table:table-cell>
          <table:table-cell office:value-type="float" office:value="711432" table:style-name="ce23">
            <text:p>711,432</text:p>
          </table:table-cell>
          <table:table-cell office:value-type="float" office:value="370981" table:style-name="ce23">
            <text:p>370,981</text:p>
          </table:table-cell>
          <table:table-cell office:value-type="float" office:value="340451" table:style-name="ce23">
            <text:p>340,451</text:p>
          </table:table-cell>
          <table:table-cell office:value-type="float" office:value="9.9600000000000009" table:style-name="ce24">
            <text:p>9.96</text:p>
          </table:table-cell>
          <table:table-cell office:value-type="float" office:value="780779" table:style-name="ce23">
            <text:p>780,779</text:p>
          </table:table-cell>
          <table:table-cell office:value-type="float" office:value="407759" table:style-name="ce23">
            <text:p>407,759</text:p>
          </table:table-cell>
          <table:table-cell office:value-type="float" office:value="373020" table:style-name="ce23">
            <text:p>373,020</text:p>
          </table:table-cell>
          <table:table-cell office:value-type="float" office:value="10.93" table:style-name="ce24">
            <text:p>10.93</text:p>
          </table:table-cell>
          <table:table-cell office:value-type="float" office:value="485707" table:style-name="ce23">
            <text:p>485,707</text:p>
          </table:table-cell>
          <table:table-cell office:value-type="float" office:value="255161" table:style-name="ce23">
            <text:p>255,161</text:p>
          </table:table-cell>
          <table:table-cell office:value-type="float" office:value="230546" table:style-name="ce23">
            <text:p>230,546</text:p>
          </table:table-cell>
          <table:table-cell office:value-type="float" office:value="6.8" table:style-name="ce24">
            <text:p>6.80</text:p>
          </table:table-cell>
          <table:table-cell office:value-type="float" office:value="5751290" table:style-name="ce23">
            <text:p>5,751,290</text:p>
          </table:table-cell>
          <table:table-cell office:value-type="float" office:value="2919217" table:style-name="ce23">
            <text:p>2,919,217</text:p>
          </table:table-cell>
          <table:table-cell office:value-type="float" office:value="2832073" table:style-name="ce23">
            <text:p>2,832,073</text:p>
          </table:table-cell>
          <table:table-cell office:value-type="float" office:value="80.52" table:style-name="ce24">
            <text:p>80.52</text:p>
          </table:table-cell>
          <table:table-cell office:value-type="float" office:value="1033277" table:style-name="ce23">
            <text:p>1,033,277</text:p>
          </table:table-cell>
          <table:table-cell office:value-type="float" office:value="478153" table:style-name="ce23">
            <text:p>478,153</text:p>
          </table:table-cell>
          <table:table-cell office:value-type="float" office:value="555124" table:style-name="ce23">
            <text:p>555,124</text:p>
          </table:table-cell>
          <table:table-cell office:value-type="float" office:value="14.47" table:style-name="ce22">
            <text:p>14.47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788" table:style-name="ce18">
            <text:p>457,788</text:p>
          </table:table-cell>
          <table:table-cell office:value-type="float" office:value="231938" table:style-name="ce18">
            <text:p>231,938</text:p>
          </table:table-cell>
          <table:table-cell office:value-type="float" office:value="225850" table:style-name="ce18">
            <text:p>225,850</text:p>
          </table:table-cell>
          <table:table-cell office:value-type="float" office:value="17682" table:style-name="ce18">
            <text:p>17,682</text:p>
          </table:table-cell>
          <table:table-cell office:value-type="float" office:value="9278" table:style-name="ce18">
            <text:p>9,278</text:p>
          </table:table-cell>
          <table:table-cell office:value-type="float" office:value="8404" table:style-name="ce18">
            <text:p>8,404</text:p>
          </table:table-cell>
          <table:table-cell office:value-type="float" office:value="3.86" table:style-name="ce19">
            <text:p>3.86</text:p>
          </table:table-cell>
          <table:table-cell office:value-type="float" office:value="24401" table:style-name="ce18">
            <text:p>24,401</text:p>
          </table:table-cell>
          <table:table-cell office:value-type="float" office:value="12720" table:style-name="ce18">
            <text:p>12,720</text:p>
          </table:table-cell>
          <table:table-cell office:value-type="float" office:value="11681" table:style-name="ce18">
            <text:p>11,681</text:p>
          </table:table-cell>
          <table:table-cell office:value-type="float" office:value="5.33" table:style-name="ce19">
            <text:p>5.33</text:p>
          </table:table-cell>
          <table:table-cell office:value-type="float" office:value="43586" table:style-name="ce18">
            <text:p>43,586</text:p>
          </table:table-cell>
          <table:table-cell office:value-type="float" office:value="22643" table:style-name="ce18">
            <text:p>22,643</text:p>
          </table:table-cell>
          <table:table-cell office:value-type="float" office:value="20943" table:style-name="ce18">
            <text:p>20,943</text:p>
          </table:table-cell>
          <table:table-cell office:value-type="float" office:value="9.52" table:style-name="ce19">
            <text:p>9.52</text:p>
          </table:table-cell>
          <table:table-cell office:value-type="float" office:value="47913" table:style-name="ce18">
            <text:p>47,913</text:p>
          </table:table-cell>
          <table:table-cell office:value-type="float" office:value="24949" table:style-name="ce18">
            <text:p>24,949</text:p>
          </table:table-cell>
          <table:table-cell office:value-type="float" office:value="22964" table:style-name="ce18">
            <text:p>22,964</text:p>
          </table:table-cell>
          <table:table-cell office:value-type="float" office:value="10.47" table:style-name="ce19">
            <text:p>10.47</text:p>
          </table:table-cell>
          <table:table-cell office:value-type="float" office:value="30337" table:style-name="ce18">
            <text:p>30,337</text:p>
          </table:table-cell>
          <table:table-cell office:value-type="float" office:value="15887" table:style-name="ce18">
            <text:p>15,887</text:p>
          </table:table-cell>
          <table:table-cell office:value-type="float" office:value="14450" table:style-name="ce18">
            <text:p>14,450</text:p>
          </table:table-cell>
          <table:table-cell office:value-type="float" office:value="6.63" table:style-name="ce19">
            <text:p>6.63</text:p>
          </table:table-cell>
          <table:table-cell office:value-type="float" office:value="371063" table:style-name="ce18">
            <text:p>371,063</text:p>
          </table:table-cell>
          <table:table-cell office:value-type="float" office:value="186744" table:style-name="ce18">
            <text:p>186,744</text:p>
          </table:table-cell>
          <table:table-cell office:value-type="float" office:value="184319" table:style-name="ce18">
            <text:p>184,319</text:p>
          </table:table-cell>
          <table:table-cell office:value-type="float" office:value="81.06" table:style-name="ce19">
            <text:p>81.06</text:p>
          </table:table-cell>
          <table:table-cell office:value-type="float" office:value="66777" table:style-name="ce18">
            <text:p>66,777</text:p>
          </table:table-cell>
          <table:table-cell office:value-type="float" office:value="31159" table:style-name="ce18">
            <text:p>31,159</text:p>
          </table:table-cell>
          <table:table-cell office:value-type="float" office:value="35618" table:style-name="ce18">
            <text:p>35,618</text:p>
          </table:table-cell>
          <table:table-cell office:value-type="float" office:value="14.59" table:style-name="ce17">
            <text:p>14.5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5674" table:style-name="ce18">
            <text:p>545,674</text:p>
          </table:table-cell>
          <table:table-cell office:value-type="float" office:value="279174" table:style-name="ce18">
            <text:p>279,174</text:p>
          </table:table-cell>
          <table:table-cell office:value-type="float" office:value="266500" table:style-name="ce18">
            <text:p>266,500</text:p>
          </table:table-cell>
          <table:table-cell office:value-type="float" office:value="30437" table:style-name="ce18">
            <text:p>30,437</text:p>
          </table:table-cell>
          <table:table-cell office:value-type="float" office:value="15722" table:style-name="ce18">
            <text:p>15,722</text:p>
          </table:table-cell>
          <table:table-cell office:value-type="float" office:value="14715" table:style-name="ce18">
            <text:p>14,715</text:p>
          </table:table-cell>
          <table:table-cell office:value-type="float" office:value="5.58" table:style-name="ce19">
            <text:p>5.58</text:p>
          </table:table-cell>
          <table:table-cell office:value-type="float" office:value="41988" table:style-name="ce18">
            <text:p>41,988</text:p>
          </table:table-cell>
          <table:table-cell office:value-type="float" office:value="21797" table:style-name="ce18">
            <text:p>21,797</text:p>
          </table:table-cell>
          <table:table-cell office:value-type="float" office:value="20191" table:style-name="ce18">
            <text:p>20,191</text:p>
          </table:table-cell>
          <table:table-cell office:value-type="float" office:value="7.69" table:style-name="ce19">
            <text:p>7.69</text:p>
          </table:table-cell>
          <table:table-cell office:value-type="float" office:value="72697" table:style-name="ce18">
            <text:p>72,697</text:p>
          </table:table-cell>
          <table:table-cell office:value-type="float" office:value="37892" table:style-name="ce18">
            <text:p>37,892</text:p>
          </table:table-cell>
          <table:table-cell office:value-type="float" office:value="34805" table:style-name="ce18">
            <text:p>34,805</text:p>
          </table:table-cell>
          <table:table-cell office:value-type="float" office:value="13.32" table:style-name="ce19">
            <text:p>13.32</text:p>
          </table:table-cell>
          <table:table-cell office:value-type="float" office:value="78776" table:style-name="ce18">
            <text:p>78,776</text:p>
          </table:table-cell>
          <table:table-cell office:value-type="float" office:value="41074" table:style-name="ce18">
            <text:p>41,074</text:p>
          </table:table-cell>
          <table:table-cell office:value-type="float" office:value="37702" table:style-name="ce18">
            <text:p>37,702</text:p>
          </table:table-cell>
          <table:table-cell office:value-type="float" office:value="14.44" table:style-name="ce19">
            <text:p>14.44</text:p>
          </table:table-cell>
          <table:table-cell office:value-type="float" office:value="40390" table:style-name="ce18">
            <text:p>40,390</text:p>
          </table:table-cell>
          <table:table-cell office:value-type="float" office:value="21233" table:style-name="ce18">
            <text:p>21,233</text:p>
          </table:table-cell>
          <table:table-cell office:value-type="float" office:value="19157" table:style-name="ce18">
            <text:p>19,157</text:p>
          </table:table-cell>
          <table:table-cell office:value-type="float" office:value="7.4" table:style-name="ce19">
            <text:p>7.40</text:p>
          </table:table-cell>
          <table:table-cell office:value-type="float" office:value="417433" table:style-name="ce18">
            <text:p>417,433</text:p>
          </table:table-cell>
          <table:table-cell office:value-type="float" office:value="212125" table:style-name="ce18">
            <text:p>212,125</text:p>
          </table:table-cell>
          <table:table-cell office:value-type="float" office:value="205308" table:style-name="ce18">
            <text:p>205,308</text:p>
          </table:table-cell>
          <table:table-cell office:value-type="float" office:value="76.5" table:style-name="ce19">
            <text:p>76.50</text:p>
          </table:table-cell>
          <table:table-cell office:value-type="float" office:value="63225" table:style-name="ce18">
            <text:p>63,225</text:p>
          </table:table-cell>
          <table:table-cell office:value-type="float" office:value="30430" table:style-name="ce18">
            <text:p>30,430</text:p>
          </table:table-cell>
          <table:table-cell office:value-type="float" office:value="32795" table:style-name="ce18">
            <text:p>32,795</text:p>
          </table:table-cell>
          <table:table-cell office:value-type="float" office:value="11.59" table:style-name="ce17">
            <text:p>11.5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0745" table:style-name="ce18">
            <text:p>560,745</text:p>
          </table:table-cell>
          <table:table-cell office:value-type="float" office:value="289131" table:style-name="ce18">
            <text:p>289,131</text:p>
          </table:table-cell>
          <table:table-cell office:value-type="float" office:value="271614" table:style-name="ce18">
            <text:p>271,614</text:p>
          </table:table-cell>
          <table:table-cell office:value-type="float" office:value="26495" table:style-name="ce18">
            <text:p>26,495</text:p>
          </table:table-cell>
          <table:table-cell office:value-type="float" office:value="13692" table:style-name="ce18">
            <text:p>13,692</text:p>
          </table:table-cell>
          <table:table-cell office:value-type="float" office:value="12803" table:style-name="ce18">
            <text:p>12,803</text:p>
          </table:table-cell>
          <table:table-cell office:value-type="float" office:value="4.72" table:style-name="ce19">
            <text:p>4.72</text:p>
          </table:table-cell>
          <table:table-cell office:value-type="float" office:value="35065" table:style-name="ce18">
            <text:p>35,065</text:p>
          </table:table-cell>
          <table:table-cell office:value-type="float" office:value="18160" table:style-name="ce18">
            <text:p>18,160</text:p>
          </table:table-cell>
          <table:table-cell office:value-type="float" office:value="16905" table:style-name="ce18">
            <text:p>16,905</text:p>
          </table:table-cell>
          <table:table-cell office:value-type="float" office:value="6.25" table:style-name="ce19">
            <text:p>6.25</text:p>
          </table:table-cell>
          <table:table-cell office:value-type="float" office:value="60034" table:style-name="ce18">
            <text:p>60,034</text:p>
          </table:table-cell>
          <table:table-cell office:value-type="float" office:value="31253" table:style-name="ce18">
            <text:p>31,253</text:p>
          </table:table-cell>
          <table:table-cell office:value-type="float" office:value="28781" table:style-name="ce18">
            <text:p>28,781</text:p>
          </table:table-cell>
          <table:table-cell office:value-type="float" office:value="10.71" table:style-name="ce19">
            <text:p>10.71</text:p>
          </table:table-cell>
          <table:table-cell office:value-type="float" office:value="65315" table:style-name="ce18">
            <text:p>65,315</text:p>
          </table:table-cell>
          <table:table-cell office:value-type="float" office:value="34116" table:style-name="ce18">
            <text:p>34,116</text:p>
          </table:table-cell>
          <table:table-cell office:value-type="float" office:value="31199" table:style-name="ce18">
            <text:p>31,199</text:p>
          </table:table-cell>
          <table:table-cell office:value-type="float" office:value="11.65" table:style-name="ce19">
            <text:p>11.65</text:p>
          </table:table-cell>
          <table:table-cell office:value-type="float" office:value="37370" table:style-name="ce18">
            <text:p>37,370</text:p>
          </table:table-cell>
          <table:table-cell office:value-type="float" office:value="19872" table:style-name="ce18">
            <text:p>19,872</text:p>
          </table:table-cell>
          <table:table-cell office:value-type="float" office:value="17498" table:style-name="ce18">
            <text:p>17,498</text:p>
          </table:table-cell>
          <table:table-cell office:value-type="float" office:value="6.66" table:style-name="ce19">
            <text:p>6.66</text:p>
          </table:table-cell>
          <table:table-cell office:value-type="float" office:value="448617" table:style-name="ce18">
            <text:p>448,617</text:p>
          </table:table-cell>
          <table:table-cell office:value-type="float" office:value="230301" table:style-name="ce18">
            <text:p>230,301</text:p>
          </table:table-cell>
          <table:table-cell office:value-type="float" office:value="218316" table:style-name="ce18">
            <text:p>218,316</text:p>
          </table:table-cell>
          <table:table-cell office:value-type="float" office:value="80" table:style-name="ce19">
            <text:p>80.00</text:p>
          </table:table-cell>
          <table:table-cell office:value-type="float" office:value="81698" table:style-name="ce18">
            <text:p>81,698</text:p>
          </table:table-cell>
          <table:table-cell office:value-type="float" office:value="38820" table:style-name="ce18">
            <text:p>38,820</text:p>
          </table:table-cell>
          <table:table-cell office:value-type="float" office:value="42878" table:style-name="ce18">
            <text:p>42,878</text:p>
          </table:table-cell>
          <table:table-cell office:value-type="float" office:value="14.57" table:style-name="ce17">
            <text:p>14.57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345" table:style-name="ce18">
            <text:p>1,288,345</text:p>
          </table:table-cell>
          <table:table-cell office:value-type="float" office:value="657540" table:style-name="ce18">
            <text:p>657,540</text:p>
          </table:table-cell>
          <table:table-cell office:value-type="float" office:value="630805" table:style-name="ce18">
            <text:p>630,805</text:p>
          </table:table-cell>
          <table:table-cell office:value-type="float" office:value="58456" table:style-name="ce18">
            <text:p>58,456</text:p>
          </table:table-cell>
          <table:table-cell office:value-type="float" office:value="30448" table:style-name="ce18">
            <text:p>30,448</text:p>
          </table:table-cell>
          <table:table-cell office:value-type="float" office:value="28008" table:style-name="ce18">
            <text:p>28,008</text:p>
          </table:table-cell>
          <table:table-cell office:value-type="float" office:value="4.54" table:style-name="ce19">
            <text:p>4.54</text:p>
          </table:table-cell>
          <table:table-cell office:value-type="float" office:value="77907" table:style-name="ce18">
            <text:p>77,907</text:p>
          </table:table-cell>
          <table:table-cell office:value-type="float" office:value="40566" table:style-name="ce18">
            <text:p>40,566</text:p>
          </table:table-cell>
          <table:table-cell office:value-type="float" office:value="37341" table:style-name="ce18">
            <text:p>37,341</text:p>
          </table:table-cell>
          <table:table-cell office:value-type="float" office:value="6.05" table:style-name="ce19">
            <text:p>6.05</text:p>
          </table:table-cell>
          <table:table-cell office:value-type="float" office:value="135223" table:style-name="ce18">
            <text:p>135,223</text:p>
          </table:table-cell>
          <table:table-cell office:value-type="float" office:value="70680" table:style-name="ce18">
            <text:p>70,680</text:p>
          </table:table-cell>
          <table:table-cell office:value-type="float" office:value="64543" table:style-name="ce18">
            <text:p>64,543</text:p>
          </table:table-cell>
          <table:table-cell office:value-type="float" office:value="10.5" table:style-name="ce19">
            <text:p>10.50</text:p>
          </table:table-cell>
          <table:table-cell office:value-type="float" office:value="148230" table:style-name="ce18">
            <text:p>148,230</text:p>
          </table:table-cell>
          <table:table-cell office:value-type="float" office:value="77621" table:style-name="ce18">
            <text:p>77,621</text:p>
          </table:table-cell>
          <table:table-cell office:value-type="float" office:value="70609" table:style-name="ce18">
            <text:p>70,609</text:p>
          </table:table-cell>
          <table:table-cell office:value-type="float" office:value="11.51" table:style-name="ce19">
            <text:p>11.51</text:p>
          </table:table-cell>
          <table:table-cell office:value-type="float" office:value="90444" table:style-name="ce18">
            <text:p>90,444</text:p>
          </table:table-cell>
          <table:table-cell office:value-type="float" office:value="47668" table:style-name="ce18">
            <text:p>47,668</text:p>
          </table:table-cell>
          <table:table-cell office:value-type="float" office:value="42776" table:style-name="ce18">
            <text:p>42,776</text:p>
          </table:table-cell>
          <table:table-cell office:value-type="float" office:value="7.02" table:style-name="ce19">
            <text:p>7.02</text:p>
          </table:table-cell>
          <table:table-cell office:value-type="float" office:value="1026998" table:style-name="ce18">
            <text:p>1,026,998</text:p>
          </table:table-cell>
          <table:table-cell office:value-type="float" office:value="520586" table:style-name="ce18">
            <text:p>520,586</text:p>
          </table:table-cell>
          <table:table-cell office:value-type="float" office:value="506412" table:style-name="ce18">
            <text:p>506,412</text:p>
          </table:table-cell>
          <table:table-cell office:value-type="float" office:value="79.709999999999994" table:style-name="ce19">
            <text:p>79.71</text:p>
          </table:table-cell>
          <table:table-cell office:value-type="float" office:value="179762" table:style-name="ce18">
            <text:p>179,762</text:p>
          </table:table-cell>
          <table:table-cell office:value-type="float" office:value="82528" table:style-name="ce18">
            <text:p>82,528</text:p>
          </table:table-cell>
          <table:table-cell office:value-type="float" office:value="97234" table:style-name="ce18">
            <text:p>97,234</text:p>
          </table:table-cell>
          <table:table-cell office:value-type="float" office:value="13.95" table:style-name="ce17">
            <text:p>13.9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6530" table:style-name="ce18">
            <text:p>506,530</text:p>
          </table:table-cell>
          <table:table-cell office:value-type="float" office:value="259733" table:style-name="ce18">
            <text:p>259,733</text:p>
          </table:table-cell>
          <table:table-cell office:value-type="float" office:value="246797" table:style-name="ce18">
            <text:p>246,797</text:p>
          </table:table-cell>
          <table:table-cell office:value-type="float" office:value="17070" table:style-name="ce18">
            <text:p>17,070</text:p>
          </table:table-cell>
          <table:table-cell office:value-type="float" office:value="8871" table:style-name="ce18">
            <text:p>8,871</text:p>
          </table:table-cell>
          <table:table-cell office:value-type="float" office:value="8199" table:style-name="ce18">
            <text:p>8,199</text:p>
          </table:table-cell>
          <table:table-cell office:value-type="float" office:value="3.37" table:style-name="ce19">
            <text:p>3.37</text:p>
          </table:table-cell>
          <table:table-cell office:value-type="float" office:value="23790" table:style-name="ce18">
            <text:p>23,790</text:p>
          </table:table-cell>
          <table:table-cell office:value-type="float" office:value="12350" table:style-name="ce18">
            <text:p>12,350</text:p>
          </table:table-cell>
          <table:table-cell office:value-type="float" office:value="11440" table:style-name="ce18">
            <text:p>11,440</text:p>
          </table:table-cell>
          <table:table-cell office:value-type="float" office:value="4.7" table:style-name="ce19">
            <text:p>4.70</text:p>
          </table:table-cell>
          <table:table-cell office:value-type="float" office:value="43960" table:style-name="ce18">
            <text:p>43,960</text:p>
          </table:table-cell>
          <table:table-cell office:value-type="float" office:value="22804" table:style-name="ce18">
            <text:p>22,804</text:p>
          </table:table-cell>
          <table:table-cell office:value-type="float" office:value="21156" table:style-name="ce18">
            <text:p>21,156</text:p>
          </table:table-cell>
          <table:table-cell office:value-type="float" office:value="8.68" table:style-name="ce19">
            <text:p>8.68</text:p>
          </table:table-cell>
          <table:table-cell office:value-type="float" office:value="48610" table:style-name="ce18">
            <text:p>48,610</text:p>
          </table:table-cell>
          <table:table-cell office:value-type="float" office:value="25213" table:style-name="ce18">
            <text:p>25,213</text:p>
          </table:table-cell>
          <table:table-cell office:value-type="float" office:value="23397" table:style-name="ce18">
            <text:p>23,397</text:p>
          </table:table-cell>
          <table:table-cell office:value-type="float" office:value="9.6" table:style-name="ce19">
            <text:p>9.60</text:p>
          </table:table-cell>
          <table:table-cell office:value-type="float" office:value="33731" table:style-name="ce18">
            <text:p>33,731</text:p>
          </table:table-cell>
          <table:table-cell office:value-type="float" office:value="17609" table:style-name="ce18">
            <text:p>17,609</text:p>
          </table:table-cell>
          <table:table-cell office:value-type="float" office:value="16122" table:style-name="ce18">
            <text:p>16,122</text:p>
          </table:table-cell>
          <table:table-cell office:value-type="float" office:value="6.66" table:style-name="ce19">
            <text:p>6.66</text:p>
          </table:table-cell>
          <table:table-cell office:value-type="float" office:value="415056" table:style-name="ce18">
            <text:p>415,056</text:p>
          </table:table-cell>
          <table:table-cell office:value-type="float" office:value="212220" table:style-name="ce18">
            <text:p>212,220</text:p>
          </table:table-cell>
          <table:table-cell office:value-type="float" office:value="202836" table:style-name="ce18">
            <text:p>202,836</text:p>
          </table:table-cell>
          <table:table-cell office:value-type="float" office:value="81.94" table:style-name="ce19">
            <text:p>81.94</text:p>
          </table:table-cell>
          <table:table-cell office:value-type="float" office:value="78997" table:style-name="ce18">
            <text:p>78,997</text:p>
          </table:table-cell>
          <table:table-cell office:value-type="float" office:value="36869" table:style-name="ce18">
            <text:p>36,869</text:p>
          </table:table-cell>
          <table:table-cell office:value-type="float" office:value="42128" table:style-name="ce18">
            <text:p>42,128</text:p>
          </table:table-cell>
          <table:table-cell office:value-type="float" office:value="15.6" table:style-name="ce17">
            <text:p>15.6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6315" table:style-name="ce18">
            <text:p>696,315</text:p>
          </table:table-cell>
          <table:table-cell office:value-type="float" office:value="361882" table:style-name="ce18">
            <text:p>361,882</text:p>
          </table:table-cell>
          <table:table-cell office:value-type="float" office:value="334433" table:style-name="ce18">
            <text:p>334,433</text:p>
          </table:table-cell>
          <table:table-cell office:value-type="float" office:value="25038" table:style-name="ce18">
            <text:p>25,038</text:p>
          </table:table-cell>
          <table:table-cell office:value-type="float" office:value="12979" table:style-name="ce18">
            <text:p>12,979</text:p>
          </table:table-cell>
          <table:table-cell office:value-type="float" office:value="12059" table:style-name="ce18">
            <text:p>12,059</text:p>
          </table:table-cell>
          <table:table-cell office:value-type="float" office:value="3.6" table:style-name="ce19">
            <text:p>3.60</text:p>
          </table:table-cell>
          <table:table-cell office:value-type="float" office:value="34463" table:style-name="ce18">
            <text:p>34,463</text:p>
          </table:table-cell>
          <table:table-cell office:value-type="float" office:value="17895" table:style-name="ce18">
            <text:p>17,895</text:p>
          </table:table-cell>
          <table:table-cell office:value-type="float" office:value="16568" table:style-name="ce18">
            <text:p>16,568</text:p>
          </table:table-cell>
          <table:table-cell office:value-type="float" office:value="4.95" table:style-name="ce19">
            <text:p>4.95</text:p>
          </table:table-cell>
          <table:table-cell office:value-type="float" office:value="63787" table:style-name="ce18">
            <text:p>63,787</text:p>
          </table:table-cell>
          <table:table-cell office:value-type="float" office:value="33376" table:style-name="ce18">
            <text:p>33,376</text:p>
          </table:table-cell>
          <table:table-cell office:value-type="float" office:value="30411" table:style-name="ce18">
            <text:p>30,411</text:p>
          </table:table-cell>
          <table:table-cell office:value-type="float" office:value="9.16" table:style-name="ce19">
            <text:p>9.16</text:p>
          </table:table-cell>
          <table:table-cell office:value-type="float" office:value="70690" table:style-name="ce18">
            <text:p>70,690</text:p>
          </table:table-cell>
          <table:table-cell office:value-type="float" office:value="37004" table:style-name="ce18">
            <text:p>37,004</text:p>
          </table:table-cell>
          <table:table-cell office:value-type="float" office:value="33686" table:style-name="ce18">
            <text:p>33,686</text:p>
          </table:table-cell>
          <table:table-cell office:value-type="float" office:value="10.15" table:style-name="ce19">
            <text:p>10.15</text:p>
          </table:table-cell>
          <table:table-cell office:value-type="float" office:value="47596" table:style-name="ce18">
            <text:p>47,596</text:p>
          </table:table-cell>
          <table:table-cell office:value-type="float" office:value="25034" table:style-name="ce18">
            <text:p>25,034</text:p>
          </table:table-cell>
          <table:table-cell office:value-type="float" office:value="22562" table:style-name="ce18">
            <text:p>22,562</text:p>
          </table:table-cell>
          <table:table-cell office:value-type="float" office:value="6.84" table:style-name="ce19">
            <text:p>6.84</text:p>
          </table:table-cell>
          <table:table-cell office:value-type="float" office:value="566397" table:style-name="ce18">
            <text:p>566,397</text:p>
          </table:table-cell>
          <table:table-cell office:value-type="float" office:value="293683" table:style-name="ce18">
            <text:p>293,683</text:p>
          </table:table-cell>
          <table:table-cell office:value-type="float" office:value="272714" table:style-name="ce18">
            <text:p>272,714</text:p>
          </table:table-cell>
          <table:table-cell office:value-type="float" office:value="81.34" table:style-name="ce19">
            <text:p>81.34</text:p>
          </table:table-cell>
          <table:table-cell office:value-type="float" office:value="117279" table:style-name="ce18">
            <text:p>117,279</text:p>
          </table:table-cell>
          <table:table-cell office:value-type="float" office:value="53243" table:style-name="ce18">
            <text:p>53,243</text:p>
          </table:table-cell>
          <table:table-cell office:value-type="float" office:value="64036" table:style-name="ce18">
            <text:p>64,036</text:p>
          </table:table-cell>
          <table:table-cell office:value-type="float" office:value="16.84" table:style-name="ce17">
            <text:p>16.8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6915" table:style-name="ce18">
            <text:p>516,915</text:p>
          </table:table-cell>
          <table:table-cell office:value-type="float" office:value="268961" table:style-name="ce18">
            <text:p>268,961</text:p>
          </table:table-cell>
          <table:table-cell office:value-type="float" office:value="247954" table:style-name="ce18">
            <text:p>247,954</text:p>
          </table:table-cell>
          <table:table-cell office:value-type="float" office:value="15242" table:style-name="ce18">
            <text:p>15,242</text:p>
          </table:table-cell>
          <table:table-cell office:value-type="float" office:value="7971" table:style-name="ce18">
            <text:p>7,971</text:p>
          </table:table-cell>
          <table:table-cell office:value-type="float" office:value="7271" table:style-name="ce18">
            <text:p>7,271</text:p>
          </table:table-cell>
          <table:table-cell office:value-type="float" office:value="2.95" table:style-name="ce19">
            <text:p>2.95</text:p>
          </table:table-cell>
          <table:table-cell office:value-type="float" office:value="21017" table:style-name="ce18">
            <text:p>21,017</text:p>
          </table:table-cell>
          <table:table-cell office:value-type="float" office:value="10991" table:style-name="ce18">
            <text:p>10,991</text:p>
          </table:table-cell>
          <table:table-cell office:value-type="float" office:value="10026" table:style-name="ce18">
            <text:p>10,026</text:p>
          </table:table-cell>
          <table:table-cell office:value-type="float" office:value="4.07" table:style-name="ce19">
            <text:p>4.07</text:p>
          </table:table-cell>
          <table:table-cell office:value-type="float" office:value="39279" table:style-name="ce18">
            <text:p>39,279</text:p>
          </table:table-cell>
          <table:table-cell office:value-type="float" office:value="20551" table:style-name="ce18">
            <text:p>20,551</text:p>
          </table:table-cell>
          <table:table-cell office:value-type="float" office:value="18728" table:style-name="ce18">
            <text:p>18,728</text:p>
          </table:table-cell>
          <table:table-cell office:value-type="float" office:value="7.6" table:style-name="ce19">
            <text:p>7.60</text:p>
          </table:table-cell>
          <table:table-cell office:value-type="float" office:value="43574" table:style-name="ce18">
            <text:p>43,574</text:p>
          </table:table-cell>
          <table:table-cell office:value-type="float" office:value="22804" table:style-name="ce18">
            <text:p>22,804</text:p>
          </table:table-cell>
          <table:table-cell office:value-type="float" office:value="20770" table:style-name="ce18">
            <text:p>20,770</text:p>
          </table:table-cell>
          <table:table-cell office:value-type="float" office:value="8.43" table:style-name="ce19">
            <text:p>8.43</text:p>
          </table:table-cell>
          <table:table-cell office:value-type="float" office:value="32779" table:style-name="ce18">
            <text:p>32,779</text:p>
          </table:table-cell>
          <table:table-cell office:value-type="float" office:value="17234" table:style-name="ce18">
            <text:p>17,234</text:p>
          </table:table-cell>
          <table:table-cell office:value-type="float" office:value="15545" table:style-name="ce18">
            <text:p>15,545</text:p>
          </table:table-cell>
          <table:table-cell office:value-type="float" office:value="6.34" table:style-name="ce19">
            <text:p>6.34</text:p>
          </table:table-cell>
          <table:table-cell office:value-type="float" office:value="431024" table:style-name="ce18">
            <text:p>431,024</text:p>
          </table:table-cell>
          <table:table-cell office:value-type="float" office:value="223959" table:style-name="ce18">
            <text:p>223,959</text:p>
          </table:table-cell>
          <table:table-cell office:value-type="float" office:value="207065" table:style-name="ce18">
            <text:p>207,065</text:p>
          </table:table-cell>
          <table:table-cell office:value-type="float" office:value="83.38" table:style-name="ce19">
            <text:p>83.38</text:p>
          </table:table-cell>
          <table:table-cell office:value-type="float" office:value="91177" table:style-name="ce18">
            <text:p>91,177</text:p>
          </table:table-cell>
          <table:table-cell office:value-type="float" office:value="41460" table:style-name="ce18">
            <text:p>41,460</text:p>
          </table:table-cell>
          <table:table-cell office:value-type="float" office:value="49717" table:style-name="ce18">
            <text:p>49,717</text:p>
          </table:table-cell>
          <table:table-cell office:value-type="float" office:value="17.64" table:style-name="ce17">
            <text:p>17.64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7700" table:style-name="ce18">
            <text:p>837,700</text:p>
          </table:table-cell>
          <table:table-cell office:value-type="float" office:value="428804" table:style-name="ce18">
            <text:p>428,804</text:p>
          </table:table-cell>
          <table:table-cell office:value-type="float" office:value="408896" table:style-name="ce18">
            <text:p>408,896</text:p>
          </table:table-cell>
          <table:table-cell office:value-type="float" office:value="27680" table:style-name="ce18">
            <text:p>27,680</text:p>
          </table:table-cell>
          <table:table-cell office:value-type="float" office:value="14436" table:style-name="ce18">
            <text:p>14,436</text:p>
          </table:table-cell>
          <table:table-cell office:value-type="float" office:value="13244" table:style-name="ce18">
            <text:p>13,244</text:p>
          </table:table-cell>
          <table:table-cell office:value-type="float" office:value="3.3" table:style-name="ce19">
            <text:p>3.30</text:p>
          </table:table-cell>
          <table:table-cell office:value-type="float" office:value="38179" table:style-name="ce18">
            <text:p>38,179</text:p>
          </table:table-cell>
          <table:table-cell office:value-type="float" office:value="19937" table:style-name="ce18">
            <text:p>19,937</text:p>
          </table:table-cell>
          <table:table-cell office:value-type="float" office:value="18242" table:style-name="ce18">
            <text:p>18,242</text:p>
          </table:table-cell>
          <table:table-cell office:value-type="float" office:value="4.5599999999999996" table:style-name="ce19">
            <text:p>4.56</text:p>
          </table:table-cell>
          <table:table-cell office:value-type="float" office:value="70719" table:style-name="ce18">
            <text:p>70,719</text:p>
          </table:table-cell>
          <table:table-cell office:value-type="float" office:value="36919" table:style-name="ce18">
            <text:p>36,919</text:p>
          </table:table-cell>
          <table:table-cell office:value-type="float" office:value="33800" table:style-name="ce18">
            <text:p>33,800</text:p>
          </table:table-cell>
          <table:table-cell office:value-type="float" office:value="8.44" table:style-name="ce19">
            <text:p>8.44</text:p>
          </table:table-cell>
          <table:table-cell office:value-type="float" office:value="78254" table:style-name="ce18">
            <text:p>78,254</text:p>
          </table:table-cell>
          <table:table-cell office:value-type="float" office:value="40946" table:style-name="ce18">
            <text:p>40,946</text:p>
          </table:table-cell>
          <table:table-cell office:value-type="float" office:value="37308" table:style-name="ce18">
            <text:p>37,308</text:p>
          </table:table-cell>
          <table:table-cell office:value-type="float" office:value="9.34" table:style-name="ce19">
            <text:p>9.34</text:p>
          </table:table-cell>
          <table:table-cell office:value-type="float" office:value="53551" table:style-name="ce18">
            <text:p>53,551</text:p>
          </table:table-cell>
          <table:table-cell office:value-type="float" office:value="28002" table:style-name="ce18">
            <text:p>28,002</text:p>
          </table:table-cell>
          <table:table-cell office:value-type="float" office:value="25549" table:style-name="ce18">
            <text:p>25,549</text:p>
          </table:table-cell>
          <table:table-cell office:value-type="float" office:value="6.39" table:style-name="ce19">
            <text:p>6.39</text:p>
          </table:table-cell>
          <table:table-cell office:value-type="float" office:value="690440" table:style-name="ce18">
            <text:p>690,440</text:p>
          </table:table-cell>
          <table:table-cell office:value-type="float" office:value="351861" table:style-name="ce18">
            <text:p>351,861</text:p>
          </table:table-cell>
          <table:table-cell office:value-type="float" office:value="338579" table:style-name="ce18">
            <text:p>338,579</text:p>
          </table:table-cell>
          <table:table-cell office:value-type="float" office:value="82.42" table:style-name="ce19">
            <text:p>82.42</text:p>
          </table:table-cell>
          <table:table-cell office:value-type="float" office:value="125039" table:style-name="ce18">
            <text:p>125,039</text:p>
          </table:table-cell>
          <table:table-cell office:value-type="float" office:value="59013" table:style-name="ce18">
            <text:p>59,013</text:p>
          </table:table-cell>
          <table:table-cell office:value-type="float" office:value="66026" table:style-name="ce18">
            <text:p>66,026</text:p>
          </table:table-cell>
          <table:table-cell office:value-type="float" office:value="14.93" table:style-name="ce17">
            <text:p>14.9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324" table:style-name="ce18">
            <text:p>221,324</text:p>
          </table:table-cell>
          <table:table-cell office:value-type="float" office:value="114520" table:style-name="ce18">
            <text:p>114,520</text:p>
          </table:table-cell>
          <table:table-cell office:value-type="float" office:value="106804" table:style-name="ce18">
            <text:p>106,804</text:p>
          </table:table-cell>
          <table:table-cell office:value-type="float" office:value="8285" table:style-name="ce18">
            <text:p>8,285</text:p>
          </table:table-cell>
          <table:table-cell office:value-type="float" office:value="4309" table:style-name="ce18">
            <text:p>4,309</text:p>
          </table:table-cell>
          <table:table-cell office:value-type="float" office:value="3976" table:style-name="ce18">
            <text:p>3,976</text:p>
          </table:table-cell>
          <table:table-cell office:value-type="float" office:value="3.74" table:style-name="ce19">
            <text:p>3.74</text:p>
          </table:table-cell>
          <table:table-cell office:value-type="float" office:value="11441" table:style-name="ce18">
            <text:p>11,441</text:p>
          </table:table-cell>
          <table:table-cell office:value-type="float" office:value="5893" table:style-name="ce18">
            <text:p>5,893</text:p>
          </table:table-cell>
          <table:table-cell office:value-type="float" office:value="5548" table:style-name="ce18">
            <text:p>5,548</text:p>
          </table:table-cell>
          <table:table-cell office:value-type="float" office:value="5.17" table:style-name="ce19">
            <text:p>5.17</text:p>
          </table:table-cell>
          <table:table-cell office:value-type="float" office:value="20855" table:style-name="ce18">
            <text:p>20,855</text:p>
          </table:table-cell>
          <table:table-cell office:value-type="float" office:value="10905" table:style-name="ce18">
            <text:p>10,905</text:p>
          </table:table-cell>
          <table:table-cell office:value-type="float" office:value="9950" table:style-name="ce18">
            <text:p>9,950</text:p>
          </table:table-cell>
          <table:table-cell office:value-type="float" office:value="9.42" table:style-name="ce19">
            <text:p>9.42</text:p>
          </table:table-cell>
          <table:table-cell office:value-type="float" office:value="22926" table:style-name="ce18">
            <text:p>22,926</text:p>
          </table:table-cell>
          <table:table-cell office:value-type="float" office:value="12002" table:style-name="ce18">
            <text:p>12,002</text:p>
          </table:table-cell>
          <table:table-cell office:value-type="float" office:value="10924" table:style-name="ce18">
            <text:p>10,924</text:p>
          </table:table-cell>
          <table:table-cell office:value-type="float" office:value="10.36" table:style-name="ce19">
            <text:p>10.36</text:p>
          </table:table-cell>
          <table:table-cell office:value-type="float" office:value="14778" table:style-name="ce18">
            <text:p>14,778</text:p>
          </table:table-cell>
          <table:table-cell office:value-type="float" office:value="7690" table:style-name="ce18">
            <text:p>7,690</text:p>
          </table:table-cell>
          <table:table-cell office:value-type="float" office:value="7088" table:style-name="ce18">
            <text:p>7,088</text:p>
          </table:table-cell>
          <table:table-cell office:value-type="float" office:value="6.68" table:style-name="ce19">
            <text:p>6.68</text:p>
          </table:table-cell>
          <table:table-cell office:value-type="float" office:value="179634" table:style-name="ce18">
            <text:p>179,634</text:p>
          </table:table-cell>
          <table:table-cell office:value-type="float" office:value="92787" table:style-name="ce18">
            <text:p>92,787</text:p>
          </table:table-cell>
          <table:table-cell office:value-type="float" office:value="86847" table:style-name="ce18">
            <text:p>86,847</text:p>
          </table:table-cell>
          <table:table-cell office:value-type="float" office:value="81.16" table:style-name="ce19">
            <text:p>81.16</text:p>
          </table:table-cell>
          <table:table-cell office:value-type="float" office:value="32697" table:style-name="ce18">
            <text:p>32,697</text:p>
          </table:table-cell>
          <table:table-cell office:value-type="float" office:value="15100" table:style-name="ce18">
            <text:p>15,100</text:p>
          </table:table-cell>
          <table:table-cell office:value-type="float" office:value="17597" table:style-name="ce18">
            <text:p>17,597</text:p>
          </table:table-cell>
          <table:table-cell office:value-type="float" office:value="14.77" table:style-name="ce17">
            <text:p>14.7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332" table:style-name="ce18">
            <text:p>331,332</text:p>
          </table:table-cell>
          <table:table-cell office:value-type="float" office:value="168733" table:style-name="ce18">
            <text:p>168,733</text:p>
          </table:table-cell>
          <table:table-cell office:value-type="float" office:value="162599" table:style-name="ce18">
            <text:p>162,599</text:p>
          </table:table-cell>
          <table:table-cell office:value-type="float" office:value="13284" table:style-name="ce18">
            <text:p>13,284</text:p>
          </table:table-cell>
          <table:table-cell office:value-type="float" office:value="6902" table:style-name="ce18">
            <text:p>6,902</text:p>
          </table:table-cell>
          <table:table-cell office:value-type="float" office:value="6382" table:style-name="ce18">
            <text:p>6,382</text:p>
          </table:table-cell>
          <table:table-cell office:value-type="float" office:value="4.01" table:style-name="ce19">
            <text:p>4.01</text:p>
          </table:table-cell>
          <table:table-cell office:value-type="float" office:value="18126" table:style-name="ce18">
            <text:p>18,126</text:p>
          </table:table-cell>
          <table:table-cell office:value-type="float" office:value="9474" table:style-name="ce18">
            <text:p>9,474</text:p>
          </table:table-cell>
          <table:table-cell office:value-type="float" office:value="8652" table:style-name="ce18">
            <text:p>8,652</text:p>
          </table:table-cell>
          <table:table-cell office:value-type="float" office:value="5.47" table:style-name="ce19">
            <text:p>5.47</text:p>
          </table:table-cell>
          <table:table-cell office:value-type="float" office:value="31757" table:style-name="ce18">
            <text:p>31,757</text:p>
          </table:table-cell>
          <table:table-cell office:value-type="float" office:value="16579" table:style-name="ce18">
            <text:p>16,579</text:p>
          </table:table-cell>
          <table:table-cell office:value-type="float" office:value="15178" table:style-name="ce18">
            <text:p>15,178</text:p>
          </table:table-cell>
          <table:table-cell office:value-type="float" office:value="9.58" table:style-name="ce19">
            <text:p>9.58</text:p>
          </table:table-cell>
          <table:table-cell office:value-type="float" office:value="34857" table:style-name="ce18">
            <text:p>34,857</text:p>
          </table:table-cell>
          <table:table-cell office:value-type="float" office:value="18211" table:style-name="ce18">
            <text:p>18,211</text:p>
          </table:table-cell>
          <table:table-cell office:value-type="float" office:value="16646" table:style-name="ce18">
            <text:p>16,646</text:p>
          </table:table-cell>
          <table:table-cell office:value-type="float" office:value="10.52" table:style-name="ce19">
            <text:p>10.52</text:p>
          </table:table-cell>
          <table:table-cell office:value-type="float" office:value="21646" table:style-name="ce18">
            <text:p>21,646</text:p>
          </table:table-cell>
          <table:table-cell office:value-type="float" office:value="11371" table:style-name="ce18">
            <text:p>11,371</text:p>
          </table:table-cell>
          <table:table-cell office:value-type="float" office:value="10275" table:style-name="ce18">
            <text:p>10,275</text:p>
          </table:table-cell>
          <table:table-cell office:value-type="float" office:value="6.53" table:style-name="ce19">
            <text:p>6.53</text:p>
          </table:table-cell>
          <table:table-cell office:value-type="float" office:value="268862" table:style-name="ce18">
            <text:p>268,862</text:p>
          </table:table-cell>
          <table:table-cell office:value-type="float" office:value="136044" table:style-name="ce18">
            <text:p>136,044</text:p>
          </table:table-cell>
          <table:table-cell office:value-type="float" office:value="132818" table:style-name="ce18">
            <text:p>132,818</text:p>
          </table:table-cell>
          <table:table-cell office:value-type="float" office:value="81.150000000000006" table:style-name="ce19">
            <text:p>81.15</text:p>
          </table:table-cell>
          <table:table-cell office:value-type="float" office:value="47904" table:style-name="ce18">
            <text:p>47,904</text:p>
          </table:table-cell>
          <table:table-cell office:value-type="float" office:value="22331" table:style-name="ce18">
            <text:p>22,331</text:p>
          </table:table-cell>
          <table:table-cell office:value-type="float" office:value="25573" table:style-name="ce18">
            <text:p>25,573</text:p>
          </table:table-cell>
          <table:table-cell office:value-type="float" office:value="14.46" table:style-name="ce17">
            <text:p>14.4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406" table:style-name="ce18">
            <text:p>102,406</text:p>
          </table:table-cell>
          <table:table-cell office:value-type="float" office:value="52693" table:style-name="ce18">
            <text:p>52,693</text:p>
          </table:table-cell>
          <table:table-cell office:value-type="float" office:value="49713" table:style-name="ce18">
            <text:p>49,713</text:p>
          </table:table-cell>
          <table:table-cell office:value-type="float" office:value="4298" table:style-name="ce18">
            <text:p>4,298</text:p>
          </table:table-cell>
          <table:table-cell office:value-type="float" office:value="2263" table:style-name="ce18">
            <text:p>2,263</text:p>
          </table:table-cell>
          <table:table-cell office:value-type="float" office:value="2035" table:style-name="ce18">
            <text:p>2,035</text:p>
          </table:table-cell>
          <table:table-cell office:value-type="float" office:value="4.2" table:style-name="ce19">
            <text:p>4.20</text:p>
          </table:table-cell>
          <table:table-cell office:value-type="float" office:value="5460" table:style-name="ce18">
            <text:p>5,460</text:p>
          </table:table-cell>
          <table:table-cell office:value-type="float" office:value="2855" table:style-name="ce18">
            <text:p>2,855</text:p>
          </table:table-cell>
          <table:table-cell office:value-type="float" office:value="2605" table:style-name="ce18">
            <text:p>2,605</text:p>
          </table:table-cell>
          <table:table-cell office:value-type="float" office:value="5.33" table:style-name="ce19">
            <text:p>5.33</text:p>
          </table:table-cell>
          <table:table-cell office:value-type="float" office:value="8911" table:style-name="ce18">
            <text:p>8,911</text:p>
          </table:table-cell>
          <table:table-cell office:value-type="float" office:value="4619" table:style-name="ce18">
            <text:p>4,619</text:p>
          </table:table-cell>
          <table:table-cell office:value-type="float" office:value="4292" table:style-name="ce18">
            <text:p>4,292</text:p>
          </table:table-cell>
          <table:table-cell office:value-type="float" office:value="8.6999999999999993" table:style-name="ce19">
            <text:p>8.70</text:p>
          </table:table-cell>
          <table:table-cell office:value-type="float" office:value="9711" table:style-name="ce18">
            <text:p>9,711</text:p>
          </table:table-cell>
          <table:table-cell office:value-type="float" office:value="5042" table:style-name="ce18">
            <text:p>5,042</text:p>
          </table:table-cell>
          <table:table-cell office:value-type="float" office:value="4669" table:style-name="ce18">
            <text:p>4,669</text:p>
          </table:table-cell>
          <table:table-cell office:value-type="float" office:value="9.48" table:style-name="ce19">
            <text:p>9.48</text:p>
          </table:table-cell>
          <table:table-cell office:value-type="float" office:value="5811" table:style-name="ce18">
            <text:p>5,811</text:p>
          </table:table-cell>
          <table:table-cell office:value-type="float" office:value="3084" table:style-name="ce18">
            <text:p>3,084</text:p>
          </table:table-cell>
          <table:table-cell office:value-type="float" office:value="2727" table:style-name="ce18">
            <text:p>2,727</text:p>
          </table:table-cell>
          <table:table-cell office:value-type="float" office:value="5.67" table:style-name="ce19">
            <text:p>5.67</text:p>
          </table:table-cell>
          <table:table-cell office:value-type="float" office:value="84767" table:style-name="ce18">
            <text:p>84,767</text:p>
          </table:table-cell>
          <table:table-cell office:value-type="float" office:value="43466" table:style-name="ce18">
            <text:p>43,466</text:p>
          </table:table-cell>
          <table:table-cell office:value-type="float" office:value="41301" table:style-name="ce18">
            <text:p>41,301</text:p>
          </table:table-cell>
          <table:table-cell office:value-type="float" office:value="82.78" table:style-name="ce19">
            <text:p>82.78</text:p>
          </table:table-cell>
          <table:table-cell office:value-type="float" office:value="15327" table:style-name="ce18">
            <text:p>15,327</text:p>
          </table:table-cell>
          <table:table-cell office:value-type="float" office:value="7094" table:style-name="ce18">
            <text:p>7,094</text:p>
          </table:table-cell>
          <table:table-cell office:value-type="float" office:value="8233" table:style-name="ce18">
            <text:p>8,233</text:p>
          </table:table-cell>
          <table:table-cell office:value-type="float" office:value="14.97" table:style-name="ce17">
            <text:p>14.97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986" table:style-name="ce18">
            <text:p>371,986</text:p>
          </table:table-cell>
          <table:table-cell office:value-type="float" office:value="186595" table:style-name="ce18">
            <text:p>186,595</text:p>
          </table:table-cell>
          <table:table-cell office:value-type="float" office:value="185391" table:style-name="ce18">
            <text:p>185,391</text:p>
          </table:table-cell>
          <table:table-cell office:value-type="float" office:value="11692" table:style-name="ce18">
            <text:p>11,692</text:p>
          </table:table-cell>
          <table:table-cell office:value-type="float" office:value="6053" table:style-name="ce18">
            <text:p>6,053</text:p>
          </table:table-cell>
          <table:table-cell office:value-type="float" office:value="5639" table:style-name="ce18">
            <text:p>5,639</text:p>
          </table:table-cell>
          <table:table-cell office:value-type="float" office:value="3.14" table:style-name="ce19">
            <text:p>3.14</text:p>
          </table:table-cell>
          <table:table-cell office:value-type="float" office:value="16329" table:style-name="ce18">
            <text:p>16,329</text:p>
          </table:table-cell>
          <table:table-cell office:value-type="float" office:value="8472" table:style-name="ce18">
            <text:p>8,472</text:p>
          </table:table-cell>
          <table:table-cell office:value-type="float" office:value="7857" table:style-name="ce18">
            <text:p>7,857</text:p>
          </table:table-cell>
          <table:table-cell office:value-type="float" office:value="4.3899999999999997" table:style-name="ce19">
            <text:p>4.39</text:p>
          </table:table-cell>
          <table:table-cell office:value-type="float" office:value="30609" table:style-name="ce18">
            <text:p>30,609</text:p>
          </table:table-cell>
          <table:table-cell office:value-type="float" office:value="15861" table:style-name="ce18">
            <text:p>15,861</text:p>
          </table:table-cell>
          <table:table-cell office:value-type="float" office:value="14748" table:style-name="ce18">
            <text:p>14,748</text:p>
          </table:table-cell>
          <table:table-cell office:value-type="float" office:value="8.23" table:style-name="ce19">
            <text:p>8.23</text:p>
          </table:table-cell>
          <table:table-cell office:value-type="float" office:value="33780" table:style-name="ce18">
            <text:p>33,780</text:p>
          </table:table-cell>
          <table:table-cell office:value-type="float" office:value="17568" table:style-name="ce18">
            <text:p>17,568</text:p>
          </table:table-cell>
          <table:table-cell office:value-type="float" office:value="16212" table:style-name="ce18">
            <text:p>16,212</text:p>
          </table:table-cell>
          <table:table-cell office:value-type="float" office:value="9.08" table:style-name="ce19">
            <text:p>9.08</text:p>
          </table:table-cell>
          <table:table-cell office:value-type="float" office:value="23611" table:style-name="ce18">
            <text:p>23,611</text:p>
          </table:table-cell>
          <table:table-cell office:value-type="float" office:value="12368" table:style-name="ce18">
            <text:p>12,368</text:p>
          </table:table-cell>
          <table:table-cell office:value-type="float" office:value="11243" table:style-name="ce18">
            <text:p>11,243</text:p>
          </table:table-cell>
          <table:table-cell office:value-type="float" office:value="6.35" table:style-name="ce19">
            <text:p>6.35</text:p>
          </table:table-cell>
          <table:table-cell office:value-type="float" office:value="307966" table:style-name="ce18">
            <text:p>307,966</text:p>
          </table:table-cell>
          <table:table-cell office:value-type="float" office:value="153244" table:style-name="ce18">
            <text:p>153,244</text:p>
          </table:table-cell>
          <table:table-cell office:value-type="float" office:value="154722" table:style-name="ce18">
            <text:p>154,722</text:p>
          </table:table-cell>
          <table:table-cell office:value-type="float" office:value="82.79" table:style-name="ce19">
            <text:p>82.79</text:p>
          </table:table-cell>
          <table:table-cell office:value-type="float" office:value="50775" table:style-name="ce18">
            <text:p>50,775</text:p>
          </table:table-cell>
          <table:table-cell office:value-type="float" office:value="23206" table:style-name="ce18">
            <text:p>23,206</text:p>
          </table:table-cell>
          <table:table-cell office:value-type="float" office:value="27569" table:style-name="ce18">
            <text:p>27,569</text:p>
          </table:table-cell>
          <table:table-cell office:value-type="float" office:value="13.65" table:style-name="ce17">
            <text:p>13.6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5805" table:style-name="ce18">
            <text:p>435,805</text:p>
          </table:table-cell>
          <table:table-cell office:value-type="float" office:value="215509" table:style-name="ce18">
            <text:p>215,509</text:p>
          </table:table-cell>
          <table:table-cell office:value-type="float" office:value="220296" table:style-name="ce18">
            <text:p>220,296</text:p>
          </table:table-cell>
          <table:table-cell office:value-type="float" office:value="26025" table:style-name="ce18">
            <text:p>26,025</text:p>
          </table:table-cell>
          <table:table-cell office:value-type="float" office:value="13453" table:style-name="ce18">
            <text:p>13,453</text:p>
          </table:table-cell>
          <table:table-cell office:value-type="float" office:value="12572" table:style-name="ce18">
            <text:p>12,572</text:p>
          </table:table-cell>
          <table:table-cell office:value-type="float" office:value="5.97" table:style-name="ce19">
            <text:p>5.97</text:p>
          </table:table-cell>
          <table:table-cell office:value-type="float" office:value="35639" table:style-name="ce18">
            <text:p>35,639</text:p>
          </table:table-cell>
          <table:table-cell office:value-type="float" office:value="18454" table:style-name="ce18">
            <text:p>18,454</text:p>
          </table:table-cell>
          <table:table-cell office:value-type="float" office:value="17185" table:style-name="ce18">
            <text:p>17,185</text:p>
          </table:table-cell>
          <table:table-cell office:value-type="float" office:value="8.18" table:style-name="ce19">
            <text:p>8.18</text:p>
          </table:table-cell>
          <table:table-cell office:value-type="float" office:value="60773" table:style-name="ce18">
            <text:p>60,773</text:p>
          </table:table-cell>
          <table:table-cell office:value-type="float" office:value="31641" table:style-name="ce18">
            <text:p>31,641</text:p>
          </table:table-cell>
          <table:table-cell office:value-type="float" office:value="29132" table:style-name="ce18">
            <text:p>29,132</text:p>
          </table:table-cell>
          <table:table-cell office:value-type="float" office:value="13.94" table:style-name="ce19">
            <text:p>13.94</text:p>
          </table:table-cell>
          <table:table-cell office:value-type="float" office:value="65763" table:style-name="ce18">
            <text:p>65,763</text:p>
          </table:table-cell>
          <table:table-cell office:value-type="float" office:value="34269" table:style-name="ce18">
            <text:p>34,269</text:p>
          </table:table-cell>
          <table:table-cell office:value-type="float" office:value="31494" table:style-name="ce18">
            <text:p>31,494</text:p>
          </table:table-cell>
          <table:table-cell office:value-type="float" office:value="15.09" table:style-name="ce19">
            <text:p>15.09</text:p>
          </table:table-cell>
          <table:table-cell office:value-type="float" office:value="32362" table:style-name="ce18">
            <text:p>32,362</text:p>
          </table:table-cell>
          <table:table-cell office:value-type="float" office:value="16913" table:style-name="ce18">
            <text:p>16,913</text:p>
          </table:table-cell>
          <table:table-cell office:value-type="float" office:value="15449" table:style-name="ce18">
            <text:p>15,449</text:p>
          </table:table-cell>
          <table:table-cell office:value-type="float" office:value="7.43" table:style-name="ce19">
            <text:p>7.43</text:p>
          </table:table-cell>
          <table:table-cell office:value-type="float" office:value="331412" table:style-name="ce18">
            <text:p>331,412</text:p>
          </table:table-cell>
          <table:table-cell office:value-type="float" office:value="161087" table:style-name="ce18">
            <text:p>161,087</text:p>
          </table:table-cell>
          <table:table-cell office:value-type="float" office:value="170325" table:style-name="ce18">
            <text:p>170,325</text:p>
          </table:table-cell>
          <table:table-cell office:value-type="float" office:value="76.05" table:style-name="ce19">
            <text:p>76.05</text:p>
          </table:table-cell>
          <table:table-cell office:value-type="float" office:value="47142" table:style-name="ce18">
            <text:p>47,142</text:p>
          </table:table-cell>
          <table:table-cell office:value-type="float" office:value="21187" table:style-name="ce18">
            <text:p>21,187</text:p>
          </table:table-cell>
          <table:table-cell office:value-type="float" office:value="25955" table:style-name="ce18">
            <text:p>25,955</text:p>
          </table:table-cell>
          <table:table-cell office:value-type="float" office:value="10.82" table:style-name="ce17">
            <text:p>10.8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992" table:style-name="ce18">
            <text:p>269,992</text:p>
          </table:table-cell>
          <table:table-cell office:value-type="float" office:value="131554" table:style-name="ce18">
            <text:p>131,554</text:p>
          </table:table-cell>
          <table:table-cell office:value-type="float" office:value="138438" table:style-name="ce18">
            <text:p>138,438</text:p>
          </table:table-cell>
          <table:table-cell office:value-type="float" office:value="11143" table:style-name="ce18">
            <text:p>11,143</text:p>
          </table:table-cell>
          <table:table-cell office:value-type="float" office:value="5771" table:style-name="ce18">
            <text:p>5,771</text:p>
          </table:table-cell>
          <table:table-cell office:value-type="float" office:value="5372" table:style-name="ce18">
            <text:p>5,372</text:p>
          </table:table-cell>
          <table:table-cell office:value-type="float" office:value="4.13" table:style-name="ce19">
            <text:p>4.13</text:p>
          </table:table-cell>
          <table:table-cell office:value-type="float" office:value="15793" table:style-name="ce18">
            <text:p>15,793</text:p>
          </table:table-cell>
          <table:table-cell office:value-type="float" office:value="8201" table:style-name="ce18">
            <text:p>8,201</text:p>
          </table:table-cell>
          <table:table-cell office:value-type="float" office:value="7592" table:style-name="ce18">
            <text:p>7,592</text:p>
          </table:table-cell>
          <table:table-cell office:value-type="float" office:value="5.85" table:style-name="ce19">
            <text:p>5.85</text:p>
          </table:table-cell>
          <table:table-cell office:value-type="float" office:value="29242" table:style-name="ce18">
            <text:p>29,242</text:p>
          </table:table-cell>
          <table:table-cell office:value-type="float" office:value="15258" table:style-name="ce18">
            <text:p>15,258</text:p>
          </table:table-cell>
          <table:table-cell office:value-type="float" office:value="13984" table:style-name="ce18">
            <text:p>13,984</text:p>
          </table:table-cell>
          <table:table-cell office:value-type="float" office:value="10.83" table:style-name="ce19">
            <text:p>10.83</text:p>
          </table:table-cell>
          <table:table-cell office:value-type="float" office:value="32380" table:style-name="ce18">
            <text:p>32,380</text:p>
          </table:table-cell>
          <table:table-cell office:value-type="float" office:value="16940" table:style-name="ce18">
            <text:p>16,940</text:p>
          </table:table-cell>
          <table:table-cell office:value-type="float" office:value="15440" table:style-name="ce18">
            <text:p>15,440</text:p>
          </table:table-cell>
          <table:table-cell office:value-type="float" office:value="11.99" table:style-name="ce19">
            <text:p>11.99</text:p>
          </table:table-cell>
          <table:table-cell office:value-type="float" office:value="21301" table:style-name="ce18">
            <text:p>21,301</text:p>
          </table:table-cell>
          <table:table-cell office:value-type="float" office:value="11196" table:style-name="ce18">
            <text:p>11,196</text:p>
          </table:table-cell>
          <table:table-cell office:value-type="float" office:value="10105" table:style-name="ce18">
            <text:p>10,105</text:p>
          </table:table-cell>
          <table:table-cell office:value-type="float" office:value="7.89" table:style-name="ce19">
            <text:p>7.89</text:p>
          </table:table-cell>
          <table:table-cell office:value-type="float" office:value="211621" table:style-name="ce18">
            <text:p>211,621</text:p>
          </table:table-cell>
          <table:table-cell office:value-type="float" office:value="101110" table:style-name="ce18">
            <text:p>101,110</text:p>
          </table:table-cell>
          <table:table-cell office:value-type="float" office:value="110511" table:style-name="ce18">
            <text:p>110,511</text:p>
          </table:table-cell>
          <table:table-cell office:value-type="float" office:value="78.38" table:style-name="ce19">
            <text:p>78.38</text:p>
          </table:table-cell>
          <table:table-cell office:value-type="float" office:value="35478" table:style-name="ce18">
            <text:p>35,478</text:p>
          </table:table-cell>
          <table:table-cell office:value-type="float" office:value="15713" table:style-name="ce18">
            <text:p>15,713</text:p>
          </table:table-cell>
          <table:table-cell office:value-type="float" office:value="19765" table:style-name="ce18">
            <text:p>19,765</text:p>
          </table:table-cell>
          <table:table-cell office:value-type="float" office:value="13.14" table:style-name="ce17">
            <text:p>13.14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6206" table:style-name="ce18">
            <text:p>146,206</text:p>
          </table:table-cell>
          <table:table-cell office:value-type="float" office:value="74050" table:style-name="ce18">
            <text:p>74,050</text:p>
          </table:table-cell>
          <table:table-cell office:value-type="float" office:value="72156" table:style-name="ce18">
            <text:p>72,156</text:p>
          </table:table-cell>
          <table:table-cell office:value-type="float" office:value="6658" table:style-name="ce18">
            <text:p>6,658</text:p>
          </table:table-cell>
          <table:table-cell office:value-type="float" office:value="3468" table:style-name="ce18">
            <text:p>3,468</text:p>
          </table:table-cell>
          <table:table-cell office:value-type="float" office:value="3190" table:style-name="ce18">
            <text:p>3,190</text:p>
          </table:table-cell>
          <table:table-cell office:value-type="float" office:value="4.55" table:style-name="ce19">
            <text:p>4.55</text:p>
          </table:table-cell>
          <table:table-cell office:value-type="float" office:value="8316" table:style-name="ce18">
            <text:p>8,316</text:p>
          </table:table-cell>
          <table:table-cell office:value-type="float" office:value="4328" table:style-name="ce18">
            <text:p>4,328</text:p>
          </table:table-cell>
          <table:table-cell office:value-type="float" office:value="3988" table:style-name="ce18">
            <text:p>3,988</text:p>
          </table:table-cell>
          <table:table-cell office:value-type="float" office:value="5.69" table:style-name="ce19">
            <text:p>5.69</text:p>
          </table:table-cell>
          <table:table-cell office:value-type="float" office:value="12455" table:style-name="ce18">
            <text:p>12,455</text:p>
          </table:table-cell>
          <table:table-cell office:value-type="float" office:value="6494" table:style-name="ce18">
            <text:p>6,494</text:p>
          </table:table-cell>
          <table:table-cell office:value-type="float" office:value="5961" table:style-name="ce18">
            <text:p>5,961</text:p>
          </table:table-cell>
          <table:table-cell office:value-type="float" office:value="8.52" table:style-name="ce19">
            <text:p>8.52</text:p>
          </table:table-cell>
          <table:table-cell office:value-type="float" office:value="13238" table:style-name="ce18">
            <text:p>13,238</text:p>
          </table:table-cell>
          <table:table-cell office:value-type="float" office:value="6903" table:style-name="ce18">
            <text:p>6,903</text:p>
          </table:table-cell>
          <table:table-cell office:value-type="float" office:value="6335" table:style-name="ce18">
            <text:p>6,335</text:p>
          </table:table-cell>
          <table:table-cell office:value-type="float" office:value="9.0500000000000007" table:style-name="ce19">
            <text:p>9.05</text:p>
          </table:table-cell>
          <table:table-cell office:value-type="float" office:value="6457" table:style-name="ce18">
            <text:p>6,457</text:p>
          </table:table-cell>
          <table:table-cell office:value-type="float" office:value="3379" table:style-name="ce18">
            <text:p>3,379</text:p>
          </table:table-cell>
          <table:table-cell office:value-type="float" office:value="3078" table:style-name="ce18">
            <text:p>3,078</text:p>
          </table:table-cell>
          <table:table-cell office:value-type="float" office:value="4.42" table:style-name="ce19">
            <text:p>4.42</text:p>
          </table:table-cell>
          <table:table-cell office:value-type="float" office:value="123426" table:style-name="ce18">
            <text:p>123,426</text:p>
          </table:table-cell>
          <table:table-cell office:value-type="float" office:value="62254" table:style-name="ce18">
            <text:p>62,254</text:p>
          </table:table-cell>
          <table:table-cell office:value-type="float" office:value="61172" table:style-name="ce18">
            <text:p>61,172</text:p>
          </table:table-cell>
          <table:table-cell office:value-type="float" office:value="84.42" table:style-name="ce19">
            <text:p>84.42</text:p>
          </table:table-cell>
          <table:table-cell office:value-type="float" office:value="16677" table:style-name="ce18">
            <text:p>16,677</text:p>
          </table:table-cell>
          <table:table-cell office:value-type="float" office:value="8061" table:style-name="ce18">
            <text:p>8,061</text:p>
          </table:table-cell>
          <table:table-cell office:value-type="float" office:value="8616" table:style-name="ce18">
            <text:p>8,616</text:p>
          </table:table-cell>
          <table:table-cell office:value-type="float" office:value="11.41" table:style-name="ce17">
            <text:p>11.41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3656" table:style-name="ce18">
            <text:p>133,656</text:p>
          </table:table-cell>
          <table:table-cell office:value-type="float" office:value="66875" table:style-name="ce18">
            <text:p>66,875</text:p>
          </table:table-cell>
          <table:table-cell office:value-type="float" office:value="66781" table:style-name="ce18">
            <text:p>66,781</text:p>
          </table:table-cell>
          <table:table-cell office:value-type="float" office:value="5962" table:style-name="ce18">
            <text:p>5,962</text:p>
          </table:table-cell>
          <table:table-cell office:value-type="float" office:value="3114" table:style-name="ce18">
            <text:p>3,114</text:p>
          </table:table-cell>
          <table:table-cell office:value-type="float" office:value="2848" table:style-name="ce18">
            <text:p>2,848</text:p>
          </table:table-cell>
          <table:table-cell office:value-type="float" office:value="4.46" table:style-name="ce19">
            <text:p>4.46</text:p>
          </table:table-cell>
          <table:table-cell office:value-type="float" office:value="7459" table:style-name="ce18">
            <text:p>7,459</text:p>
          </table:table-cell>
          <table:table-cell office:value-type="float" office:value="3892" table:style-name="ce18">
            <text:p>3,892</text:p>
          </table:table-cell>
          <table:table-cell office:value-type="float" office:value="3567" table:style-name="ce18">
            <text:p>3,567</text:p>
          </table:table-cell>
          <table:table-cell office:value-type="float" office:value="5.58" table:style-name="ce19">
            <text:p>5.58</text:p>
          </table:table-cell>
          <table:table-cell office:value-type="float" office:value="11151" table:style-name="ce18">
            <text:p>11,151</text:p>
          </table:table-cell>
          <table:table-cell office:value-type="float" office:value="5810" table:style-name="ce18">
            <text:p>5,810</text:p>
          </table:table-cell>
          <table:table-cell office:value-type="float" office:value="5341" table:style-name="ce18">
            <text:p>5,341</text:p>
          </table:table-cell>
          <table:table-cell office:value-type="float" office:value="8.34" table:style-name="ce19">
            <text:p>8.34</text:p>
          </table:table-cell>
          <table:table-cell office:value-type="float" office:value="11873" table:style-name="ce18">
            <text:p>11,873</text:p>
          </table:table-cell>
          <table:table-cell office:value-type="float" office:value="6176" table:style-name="ce18">
            <text:p>6,176</text:p>
          </table:table-cell>
          <table:table-cell office:value-type="float" office:value="5697" table:style-name="ce18">
            <text:p>5,697</text:p>
          </table:table-cell>
          <table:table-cell office:value-type="float" office:value="8.8800000000000008" table:style-name="ce19">
            <text:p>8.88</text:p>
          </table:table-cell>
          <table:table-cell office:value-type="float" office:value="5792" table:style-name="ce18">
            <text:p>5,792</text:p>
          </table:table-cell>
          <table:table-cell office:value-type="float" office:value="2998" table:style-name="ce18">
            <text:p>2,998</text:p>
          </table:table-cell>
          <table:table-cell office:value-type="float" office:value="2794" table:style-name="ce18">
            <text:p>2,794</text:p>
          </table:table-cell>
          <table:table-cell office:value-type="float" office:value="4.33" table:style-name="ce19">
            <text:p>4.33</text:p>
          </table:table-cell>
          <table:table-cell office:value-type="float" office:value="113161" table:style-name="ce18">
            <text:p>113,161</text:p>
          </table:table-cell>
          <table:table-cell office:value-type="float" office:value="56314" table:style-name="ce18">
            <text:p>56,314</text:p>
          </table:table-cell>
          <table:table-cell office:value-type="float" office:value="56847" table:style-name="ce18">
            <text:p>56,847</text:p>
          </table:table-cell>
          <table:table-cell office:value-type="float" office:value="84.67" table:style-name="ce19">
            <text:p>84.67</text:p>
          </table:table-cell>
          <table:table-cell office:value-type="float" office:value="15411" table:style-name="ce18">
            <text:p>15,411</text:p>
          </table:table-cell>
          <table:table-cell office:value-type="float" office:value="7389" table:style-name="ce18">
            <text:p>7,389</text:p>
          </table:table-cell>
          <table:table-cell office:value-type="float" office:value="8022" table:style-name="ce18">
            <text:p>8,022</text:p>
          </table:table-cell>
          <table:table-cell office:value-type="float" office:value="11.53" table:style-name="ce17">
            <text:p>11.53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50" table:style-name="ce14">
            <text:p>12,550</text:p>
          </table:table-cell>
          <table:table-cell office:value-type="float" office:value="7175" table:style-name="ce14">
            <text:p>7,175</text:p>
          </table:table-cell>
          <table:table-cell office:value-type="float" office:value="5375" table:style-name="ce14">
            <text:p>5,375</text:p>
          </table:table-cell>
          <table:table-cell office:value-type="float" office:value="696" table:style-name="ce14">
            <text:p>696</text:p>
          </table:table-cell>
          <table:table-cell office:value-type="float" office:value="354" table:style-name="ce14">
            <text:p>354</text:p>
          </table:table-cell>
          <table:table-cell office:value-type="float" office:value="342" table:style-name="ce14">
            <text:p>342</text:p>
          </table:table-cell>
          <table:table-cell office:value-type="float" office:value="5.55" table:style-name="ce15">
            <text:p>5.55</text:p>
          </table:table-cell>
          <table:table-cell office:value-type="float" office:value="857" table:style-name="ce14">
            <text:p>857</text:p>
          </table:table-cell>
          <table:table-cell office:value-type="float" office:value="436" table:style-name="ce14">
            <text:p>436</text:p>
          </table:table-cell>
          <table:table-cell office:value-type="float" office:value="421" table:style-name="ce14">
            <text:p>421</text:p>
          </table:table-cell>
          <table:table-cell office:value-type="float" office:value="6.83" table:style-name="ce15">
            <text:p>6.83</text:p>
          </table:table-cell>
          <table:table-cell office:value-type="float" office:value="1304" table:style-name="ce14">
            <text:p>1,304</text:p>
          </table:table-cell>
          <table:table-cell office:value-type="float" office:value="684" table:style-name="ce14">
            <text:p>684</text:p>
          </table:table-cell>
          <table:table-cell office:value-type="float" office:value="620" table:style-name="ce14">
            <text:p>620</text:p>
          </table:table-cell>
          <table:table-cell office:value-type="float" office:value="10.39" table:style-name="ce15">
            <text:p>10.39</text:p>
          </table:table-cell>
          <table:table-cell office:value-type="float" office:value="1365" table:style-name="ce14">
            <text:p>1,365</text:p>
          </table:table-cell>
          <table:table-cell office:value-type="float" office:value="727" table:style-name="ce14">
            <text:p>727</text:p>
          </table:table-cell>
          <table:table-cell office:value-type="float" office:value="638" table:style-name="ce14">
            <text:p>638</text:p>
          </table:table-cell>
          <table:table-cell office:value-type="float" office:value="10.88" table:style-name="ce15">
            <text:p>10.88</text:p>
          </table:table-cell>
          <table:table-cell office:value-type="float" office:value="665" table:style-name="ce14">
            <text:p>665</text:p>
          </table:table-cell>
          <table:table-cell office:value-type="float" office:value="381" table:style-name="ce14">
            <text:p>381</text:p>
          </table:table-cell>
          <table:table-cell office:value-type="float" office:value="284" table:style-name="ce14">
            <text:p>284</text:p>
          </table:table-cell>
          <table:table-cell office:value-type="float" office:value="5.3" table:style-name="ce15">
            <text:p>5.30</text:p>
          </table:table-cell>
          <table:table-cell office:value-type="float" office:value="10265" table:style-name="ce14">
            <text:p>10,265</text:p>
          </table:table-cell>
          <table:table-cell office:value-type="float" office:value="5940" table:style-name="ce14">
            <text:p>5,940</text:p>
          </table:table-cell>
          <table:table-cell office:value-type="float" office:value="4325" table:style-name="ce14">
            <text:p>4,325</text:p>
          </table:table-cell>
          <table:table-cell office:value-type="float" office:value="81.790000000000006" table:style-name="ce15">
            <text:p>81.79</text:p>
          </table:table-cell>
          <table:table-cell office:value-type="float" office:value="1266" table:style-name="ce14">
            <text:p>1,266</text:p>
          </table:table-cell>
          <table:table-cell office:value-type="float" office:value="672" table:style-name="ce14">
            <text:p>672</text:p>
          </table:table-cell>
          <table:table-cell office:value-type="float" office:value="594" table:style-name="ce14">
            <text:p>594</text:p>
          </table:table-cell>
          <table:table-cell office:value-type="float" office:value="10.09" table:style-name="ce13">
            <text:p>10.09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9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年齡結構-新(列印版)" table:style-name="ta2">
        <table:table-source xlink:href="file:///D:/0662/A.上網月報(含1科)/105年/10508/新表號04,05,速報3階段年齡-連結(公式)檔105.8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年齡結構-新(貼值-上網版)" table:style-name="ta2">
        <table:table-source xlink:href="file:///D:/0662/A.上網月報(含1科)/105年/10508/新表號04,05,速報3階段年齡-連結(公式)檔105.8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4年齡結構-列印版" table:style-name="ta2">
        <table:table-source xlink:href="file:///D:/0662/A.上網月報(含1科)/105年/10508/新表號04,05,速報3階段年齡-連結(公式)檔105.8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上月速報年齡結構" table:style-name="ta2">
        <table:table-source xlink:href="file:///D:/0662/A.上網月報(含1科)/105年/10508/新表號04,05,速報3階段年齡-連結(公式)檔105.8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本月-上月速報年齡結構(增減)" table:style-name="ta2">
        <table:table-source xlink:href="file:///D:/0662/A.上網月報(含1科)/105年/10508/新表號04,05,速報3階段年齡-連結(公式)檔105.8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人口指標0-2,6" table:style-name="ta2">
        <table:table-source xlink:href="file:///D:/0662/A.上網月報(含1科)/105年/10508/新表號04,05,速報3階段年齡-連結(公式)檔105.8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年齡結構-另給司長-不用" table:style-name="ta2">
        <table:table-source xlink:href="file:///D:/0662/A.上網月報(含1科)/105年/10508/新表號04,05,速報3階段年齡-連結(公式)檔105.8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3階段年齡結構-不用" table:style-name="ta2">
        <table:table-source xlink:href="file:///D:/0662/A.上網月報(含1科)/105年/10508/新表號04,05,速報3階段年齡-連結(公式)檔105.8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47:37Z</meta:creation-date>
    <dc:date>2016-12-09T02:00:28Z</dc:date>
  </office:meta>
</office:document-meta>
</file>